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17in"/>
    </style:style>
    <style:style style:name="co2" style:family="table-column">
      <style:table-column-properties fo:break-before="auto" style:column-width="0.7937in"/>
    </style:style>
    <style:style style:name="co3" style:family="table-column">
      <style:table-column-properties fo:break-before="auto" style:column-width="0.8043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9591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0.4028in"/>
    </style:style>
    <style:style style:name="co10" style:family="table-column">
      <style:table-column-properties fo:break-before="auto" style:column-width="0.26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enwik8</text:p>
          </table:table-cell>
          <table:table-cell office:value-type="string" calcext:value-type="string">
            <text:p>enwik9</text:p>
          </table:table-cell>
          <table:table-cell office:value-type="string" calcext:value-type="string">
            <text:p>Decompresser</text:p>
          </table:table-cell>
          <table:table-cell/>
          <table:table-cell office:value-type="string" calcext:value-type="string">
            <text:p>Total size enwik9+prog</text:p>
          </table:table-cell>
          <table:table-cell office:value-type="string" calcext:value-type="string">
            <text:p>Comp Time</text:p>
          </table:table-cell>
          <table:table-cell office:value-type="string" calcext:value-type="string">
            <text:p>Decomp 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nncp v3.2</text:p>
          </table:table-cell>
          <table:table-cell office:value-type="float" office:value="14915298" calcext:value-type="float">
            <text:p>14915298</text:p>
          </table:table-cell>
          <table:table-cell office:value-type="float" office:value="106632363" calcext:value-type="float">
            <text:p>106632363</text:p>
          </table:table-cell>
          <table:table-cell office:value-type="float" office:value="628955" calcext:value-type="float">
            <text:p>628955</text:p>
          </table:table-cell>
          <table:table-cell office:value-type="string" calcext:value-type="string">
            <text:p>xd</text:p>
          </table:table-cell>
          <table:table-cell office:value-type="float" office:value="107261318" calcext:value-type="float">
            <text:p>107261318</text:p>
          </table:table-cell>
          <table:table-cell office:value-type="float" office:value="241871" calcext:value-type="float">
            <text:p>241871</text:p>
          </table:table-cell>
          <table:table-cell office:value-type="float" office:value="238670" calcext:value-type="float">
            <text:p>23867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T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mix v20</text:p>
          </table:table-cell>
          <table:table-cell office:value-type="float" office:value="14760552" calcext:value-type="float">
            <text:p>14760552</text:p>
          </table:table-cell>
          <table:table-cell office:value-type="float" office:value="109877715" calcext:value-type="float">
            <text:p>109877715</text:p>
          </table:table-cell>
          <table:table-cell office:value-type="float" office:value="241725" calcext:value-type="float">
            <text:p>241725</text:p>
          </table:table-cell>
          <table:table-cell office:value-type="string" calcext:value-type="string">
            <text:p>sd</text:p>
          </table:table-cell>
          <table:table-cell office:value-type="float" office:value="110119440" calcext:value-type="float">
            <text:p>110119440</text:p>
          </table:table-cell>
          <table:table-cell office:value-type="float" office:value="621780" calcext:value-type="float">
            <text:p>621780</text:p>
          </table:table-cell>
          <table:table-cell office:value-type="float" office:value="619024" calcext:value-type="float">
            <text:p>619024</text:p>
          </table:table-cell>
          <table:table-cell office:value-type="float" office:value="31650" calcext:value-type="float">
            <text:p>31650</text:p>
          </table:table-cell>
          <table:table-cell office:value-type="string" calcext:value-type="string">
            <text:p>C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x-cmix</text:p>
          </table:table-cell>
          <table:table-cell/>
          <table:table-cell office:value-type="float" office:value="112142259" calcext:value-type="float">
            <text:p>112142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/>
          <table:table-cell office:value-type="float" office:value="112142259" calcext:value-type="float">
            <text:p>112142259</text:p>
          </table:table-cell>
          <table:table-cell office:value-type="float" office:value="216836" calcext:value-type="float">
            <text:p>216836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C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ensorflow-compress v4</text:p>
          </table:table-cell>
          <table:table-cell office:value-type="float" office:value="15905037" calcext:value-type="float">
            <text:p>15905037</text:p>
          </table:table-cell>
          <table:table-cell office:value-type="float" office:value="113542413" calcext:value-type="float">
            <text:p>113542413</text:p>
          </table:table-cell>
          <table:table-cell office:value-type="float" office:value="55283" calcext:value-type="float">
            <text:p>55283</text:p>
          </table:table-cell>
          <table:table-cell office:value-type="string" calcext:value-type="string">
            <text:p>sd</text:p>
          </table:table-cell>
          <table:table-cell office:value-type="float" office:value="113597696" calcext:value-type="float">
            <text:p>113597696</text:p>
          </table:table-cell>
          <table:table-cell office:value-type="float" office:value="291394" calcext:value-type="float">
            <text:p>291394</text:p>
          </table:table-cell>
          <table:table-cell office:value-type="float" office:value="290803" calcext:value-type="float">
            <text:p>290803</text:p>
          </table:table-cell>
          <table:table-cell office:value-type="float" office:value="45360" calcext:value-type="float">
            <text:p>45360</text:p>
          </table:table-cell>
          <table:table-cell office:value-type="string" calcext:value-type="string">
            <text:p>LSTM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mix-hp 10 Jun 2021</text:p>
          </table:table-cell>
          <table:table-cell office:value-type="float" office:value="15957339" calcext:value-type="float">
            <text:p>15957339</text:p>
          </table:table-cell>
          <table:table-cell office:value-type="float" office:value="113712798" calcext:value-type="float">
            <text:p>11371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3712798" calcext:value-type="float">
            <text:p>113712798</text:p>
          </table:table-cell>
          <table:table-cell office:value-type="float" office:value="189420" calcext:value-type="float">
            <text:p>189420</text:p>
          </table:table-cell>
          <table:table-cell office:value-type="float" office:value="194280" calcext:value-type="float">
            <text:p>194280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C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ast-cmix</text:p>
          </table:table-cell>
          <table:table-cell/>
          <table:table-cell office:value-type="float" office:value="113746218" calcext:value-type="float">
            <text:p>113746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3746218" calcext:value-type="float">
            <text:p>113746218</text:p>
          </table:table-cell>
          <table:table-cell/>
          <table:table-cell office:value-type="float" office:value="121971" calcext:value-type="float">
            <text:p>121971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CM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arlit 31 May 2021</text:p>
          </table:table-cell>
          <table:table-cell office:value-type="float" office:value="15215107" calcext:value-type="float">
            <text:p>15215107</text:p>
          </table:table-cell>
          <table:table-cell office:value-type="float" office:value="114951433" calcext:value-type="float">
            <text:p>114951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14951433" calcext:value-type="float">
            <text:p>114951433</text:p>
          </table:table-cell>
          <table:table-cell office:value-type="float" office:value="173953" calcext:value-type="float">
            <text:p>173953</text:p>
          </table:table-cell>
          <table:table-cell office:value-type="float" office:value="171682" calcext:value-type="float">
            <text:p>171682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C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da9 1.8</text:p>
          </table:table-cell>
          <table:table-cell office:value-type="float" office:value="15010414" calcext:value-type="float">
            <text:p>15010414</text:p>
          </table:table-cell>
          <table:table-cell office:value-type="float" office:value="116544849" calcext:value-type="float">
            <text:p>116544849</text:p>
          </table:table-cell>
          <table:table-cell office:value-type="float" office:value="42944" calcext:value-type="float">
            <text:p>42944</text:p>
          </table:table-cell>
          <table:table-cell office:value-type="string" calcext:value-type="string">
            <text:p>xd</text:p>
          </table:table-cell>
          <table:table-cell office:value-type="float" office:value="116587793" calcext:value-type="float">
            <text:p>116587793</text:p>
          </table:table-cell>
          <table:table-cell office:value-type="float" office:value="86182" calcext:value-type="float">
            <text:p>86182</text:p>
          </table:table-cell>
          <table:table-cell office:value-type="float" office:value="86305" calcext:value-type="float">
            <text:p>86305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C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q8px_v206fix1 <text:s text:c="2"/>-12L</text:p>
          </table:table-cell>
          <table:table-cell office:value-type="float" office:value="15849084" calcext:value-type="float">
            <text:p>15849084</text:p>
          </table:table-cell>
          <table:table-cell office:value-type="float" office:value="124696410" calcext:value-type="float">
            <text:p>124696410</text:p>
          </table:table-cell>
          <table:table-cell office:value-type="float" office:value="402949" calcext:value-type="float">
            <text:p>402949</text:p>
          </table:table-cell>
          <table:table-cell office:value-type="string" calcext:value-type="string">
            <text:p>s</text:p>
          </table:table-cell>
          <table:table-cell office:value-type="float" office:value="125099359" calcext:value-type="float">
            <text:p>125099359</text:p>
          </table:table-cell>
          <table:table-cell office:value-type="float" office:value="291916" calcext:value-type="float">
            <text:p>291916</text:p>
          </table:table-cell>
          <table:table-cell office:value-type="float" office:value="294847" calcext:value-type="float">
            <text:p>294847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CM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urilca'kingsize <text:s/>-m13000 -o40 -t2</text:p>
          </table:table-cell>
          <table:table-cell office:value-type="float" office:value="16209167" calcext:value-type="float">
            <text:p>16209167</text:p>
          </table:table-cell>
          <table:table-cell office:value-type="float" office:value="127377411" calcext:value-type="float">
            <text:p>127377411</text:p>
          </table:table-cell>
          <table:table-cell office:value-type="float" office:value="407477" calcext:value-type="float">
            <text:p>407477</text:p>
          </table:table-cell>
          <table:table-cell office:value-type="string" calcext:value-type="string">
            <text:p>xd</text:p>
          </table:table-cell>
          <table:table-cell office:value-type="float" office:value="127784888" calcext:value-type="float">
            <text:p>127784888</text:p>
          </table:table-cell>
          <table:table-cell office:value-type="float" office:value="1398" calcext:value-type="float">
            <text:p>1398</text:p>
          </table:table-cell>
          <table:table-cell office:value-type="float" office:value="1797" calcext:value-type="float">
            <text:p>1797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PP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mve 0.2.0 <text:s text:c="7"/>-m230x7fed7dfd</text:p>
          </table:table-cell>
          <table:table-cell office:value-type="float" office:value="16424248" calcext:value-type="float">
            <text:p>16424248</text:p>
          </table:table-cell>
          <table:table-cell office:value-type="float" office:value="129876858" calcext:value-type="float">
            <text:p>129876858</text:p>
          </table:table-cell>
          <table:table-cell office:value-type="float" office:value="307787" calcext:value-type="float">
            <text:p>307787</text:p>
          </table:table-cell>
          <table:table-cell office:value-type="string" calcext:value-type="string">
            <text:p>x</text:p>
          </table:table-cell>
          <table:table-cell office:value-type="float" office:value="130184645" calcext:value-type="float">
            <text:p>130184645</text:p>
          </table:table-cell>
          <table:table-cell office:value-type="float" office:value="1140801" calcext:value-type="float">
            <text:p>1140801</text:p>
          </table:table-cell>
          <table:table-cell/>
          <table:table-cell office:value-type="float" office:value="19963" calcext:value-type="float">
            <text:p>19963</text:p>
          </table:table-cell>
          <table:table-cell office:value-type="string" calcext:value-type="string">
            <text:p>C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q8hp12any <text:s text:c="6"/>-8</text:p>
          </table:table-cell>
          <table:table-cell office:value-type="float" office:value="16230028" calcext:value-type="float">
            <text:p>16230028</text:p>
          </table:table-cell>
          <table:table-cell office:value-type="float" office:value="132045026" calcext:value-type="float">
            <text:p>132045026</text:p>
          </table:table-cell>
          <table:table-cell office:value-type="float" office:value="330700" calcext:value-type="float">
            <text:p>330700</text:p>
          </table:table-cell>
          <table:table-cell office:value-type="string" calcext:value-type="string">
            <text:p>x</text:p>
          </table:table-cell>
          <table:table-cell office:value-type="float" office:value="132375726" calcext:value-type="float">
            <text:p>132375726</text:p>
          </table:table-cell>
          <table:table-cell office:value-type="float" office:value="37660" calcext:value-type="float">
            <text:p>37660</text:p>
          </table:table-cell>
          <table:table-cell office:value-type="float" office:value="37584" calcext:value-type="float">
            <text:p>37584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rt|emma 1.23</text:p>
          </table:table-cell>
          <table:table-cell office:value-type="float" office:value="16523517" calcext:value-type="float">
            <text:p>16523517</text:p>
          </table:table-cell>
          <table:table-cell office:value-type="float" office:value="134164521" calcext:value-type="float">
            <text:p>134164521</text:p>
          </table:table-cell>
          <table:table-cell office:value-type="float" office:value="1358251" calcext:value-type="float">
            <text:p>1358251</text:p>
          </table:table-cell>
          <table:table-cell office:value-type="string" calcext:value-type="string">
            <text:p>xd</text:p>
          </table:table-cell>
          <table:table-cell office:value-type="float" office:value="135522772" calcext:value-type="float">
            <text:p>135522772</text:p>
          </table:table-cell>
          <table:table-cell office:value-type="float" office:value="73006" calcext:value-type="float">
            <text:p>73006</text:p>
          </table:table-cell>
          <table:table-cell office:value-type="float" office:value="67097" calcext:value-type="float">
            <text:p>67097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zpaq 6.42 <text:s text:c="8"/>-m s10.0.5fmax6</text:p>
          </table:table-cell>
          <table:table-cell office:value-type="float" office:value="17855729" calcext:value-type="float">
            <text:p>17855729</text:p>
          </table:table-cell>
          <table:table-cell office:value-type="float" office:value="142252605" calcext:value-type="float">
            <text:p>142252605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sd</text:p>
          </table:table-cell>
          <table:table-cell office:value-type="float" office:value="142257365" calcext:value-type="float">
            <text:p>142257365</text:p>
          </table:table-cell>
          <table:table-cell office:value-type="float" office:value="6699" calcext:value-type="float">
            <text:p>6699</text:p>
          </table:table-cell>
          <table:table-cell office:value-type="float" office:value="14739" calcext:value-type="float">
            <text:p>14739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CM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rt|lpaq9m <text:s text:c="7"/>9</text:p>
          </table:table-cell>
          <table:table-cell office:value-type="float" office:value="17964751" calcext:value-type="float">
            <text:p>17964751</text:p>
          </table:table-cell>
          <table:table-cell office:value-type="float" office:value="143943759" calcext:value-type="float">
            <text:p>143943759</text:p>
          </table:table-cell>
          <table:table-cell office:value-type="float" office:value="110579" calcext:value-type="float">
            <text:p>110579</text:p>
          </table:table-cell>
          <table:table-cell office:value-type="string" calcext:value-type="string">
            <text:p>x</text:p>
          </table:table-cell>
          <table:table-cell office:value-type="float" office:value="144054338" calcext:value-type="float">
            <text:p>144054338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cm 0.83 <text:s text:c="9"/>-x11</text:p>
          </table:table-cell>
          <table:table-cell office:value-type="float" office:value="18233295" calcext:value-type="float">
            <text:p>18233295</text:p>
          </table:table-cell>
          <table:table-cell office:value-type="float" office:value="144854575" calcext:value-type="float">
            <text:p>144854575</text:p>
          </table:table-cell>
          <table:table-cell office:value-type="float" office:value="79574" calcext:value-type="float">
            <text:p>79574</text:p>
          </table:table-cell>
          <table:table-cell office:value-type="string" calcext:value-type="string">
            <text:p>s</text:p>
          </table:table-cell>
          <table:table-cell office:value-type="float" office:value="144934149" calcext:value-type="float">
            <text:p>144934149</text:p>
          </table:table-cell>
          <table:table-cell office:value-type="float" office:value="394" calcext:value-type="float">
            <text:p>394</text:p>
          </table:table-cell>
          <table:table-cell office:value-type="float" office:value="281" calcext:value-type="float">
            <text:p>281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C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nozip 0.09a <text:s text:c="4"/>-cc -m32g -p1 -t1 -nm</text:p>
          </table:table-cell>
          <table:table-cell office:value-type="float" office:value="18594163" calcext:value-type="float">
            <text:p>18594163</text:p>
          </table:table-cell>
          <table:table-cell office:value-type="float" office:value="148545179" calcext:value-type="float">
            <text:p>148545179</text:p>
          </table:table-cell>
          <table:table-cell office:value-type="float" office:value="783642" calcext:value-type="float">
            <text:p>783642</text:p>
          </table:table-cell>
          <table:table-cell office:value-type="string" calcext:value-type="string">
            <text:p>x</text:p>
          </table:table-cell>
          <table:table-cell office:value-type="float" office:value="149328821" calcext:value-type="float">
            <text:p>149328821</text:p>
          </table:table-cell>
          <table:table-cell office:value-type="float" office:value="1149" calcext:value-type="float">
            <text:p>1149</text:p>
          </table:table-cell>
          <table:table-cell office:value-type="float" office:value="1141" calcext:value-type="float">
            <text:p>114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xwrt 3.2 <text:s text:c="3"/>-l14 -b255 -m96 -s -e40000 -f200</text:p>
          </table:table-cell>
          <table:table-cell office:value-type="float" office:value="18679742" calcext:value-type="float">
            <text:p>18679742</text:p>
          </table:table-cell>
          <table:table-cell office:value-type="float" office:value="151171364" calcext:value-type="float">
            <text:p>151171364</text:p>
          </table:table-cell>
          <table:table-cell office:value-type="float" office:value="52569" calcext:value-type="float">
            <text:p>52569</text:p>
          </table:table-cell>
          <table:table-cell office:value-type="string" calcext:value-type="string">
            <text:p>s</text:p>
          </table:table-cell>
          <table:table-cell office:value-type="float" office:value="151223933" calcext:value-type="float">
            <text:p>151223933</text:p>
          </table:table-cell>
          <table:table-cell office:value-type="float" office:value="2537" calcext:value-type="float">
            <text:p>2537</text:p>
          </table:table-cell>
          <table:table-cell office:value-type="float" office:value="2328" calcext:value-type="float">
            <text:p>2328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fp8 v3 <text:s text:c="11"/>-8</text:p>
          </table:table-cell>
          <table:table-cell office:value-type="float" office:value="18438169" calcext:value-type="float">
            <text:p>18438169</text:p>
          </table:table-cell>
          <table:table-cell office:value-type="float" office:value="153188176" calcext:value-type="float">
            <text:p>153188176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s</text:p>
          </table:table-cell>
          <table:table-cell office:value-type="float" office:value="153238244" calcext:value-type="float">
            <text:p>153238244</text:p>
          </table:table-cell>
          <table:table-cell office:value-type="float" office:value="20605" calcext:value-type="float">
            <text:p>20605</text:p>
          </table:table-cell>
          <table:table-cell office:value-type="float" office:value="22593" calcext:value-type="float">
            <text:p>22593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inRK 3.03 <text:s text:c="7"/>pwcm +td 800MB SFX</text:p>
          </table:table-cell>
          <table:table-cell office:value-type="float" office:value="18612453" calcext:value-type="float">
            <text:p>18612453</text:p>
          </table:table-cell>
          <table:table-cell office:value-type="float" office:value="156291924" calcext:value-type="float">
            <text:p>156291924</text:p>
          </table:table-cell>
          <table:table-cell office:value-type="float" office:value="99665" calcext:value-type="float">
            <text:p>99665</text:p>
          </table:table-cell>
          <table:table-cell office:value-type="string" calcext:value-type="string">
            <text:p>xd</text:p>
          </table:table-cell>
          <table:table-cell office:value-type="float" office:value="156391589" calcext:value-type="float">
            <text:p>156391589</text:p>
          </table:table-cell>
          <table:table-cell office:value-type="float" office:value="68555" calcext:value-type="float">
            <text:p>685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pmonstr J <text:s text:c="7"/>-m1700 -o16</text:p>
          </table:table-cell>
          <table:table-cell office:value-type="float" office:value="19055092" calcext:value-type="float">
            <text:p>19055092</text:p>
          </table:table-cell>
          <table:table-cell office:value-type="float" office:value="157007383" calcext:value-type="float">
            <text:p>157007383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x</text:p>
          </table:table-cell>
          <table:table-cell office:value-type="float" office:value="157049402" calcext:value-type="float">
            <text:p>157049402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~36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zcm 0.93 <text:s text:c="9"/>-m8 -t1</text:p>
          </table:table-cell>
          <table:table-cell office:value-type="float" office:value="19572089" calcext:value-type="float">
            <text:p>19572089</text:p>
          </table:table-cell>
          <table:table-cell office:value-type="float" office:value="159135549" calcext:value-type="float">
            <text:p>159135549</text:p>
          </table:table-cell>
          <table:table-cell office:value-type="float" office:value="227659" calcext:value-type="float">
            <text:p>227659</text:p>
          </table:table-cell>
          <table:table-cell office:value-type="string" calcext:value-type="string">
            <text:p>x</text:p>
          </table:table-cell>
          <table:table-cell office:value-type="float" office:value="159363208" calcext:value-type="float">
            <text:p>159363208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lim 23d <text:s text:c="9"/>-m1700 -o12</text:p>
          </table:table-cell>
          <table:table-cell office:value-type="float" office:value="19077276" calcext:value-type="float">
            <text:p>19077276</text:p>
          </table:table-cell>
          <table:table-cell office:value-type="float" office:value="159772839" calcext:value-type="float">
            <text:p>159772839</text:p>
          </table:table-cell>
          <table:table-cell office:value-type="float" office:value="69453" calcext:value-type="float">
            <text:p>69453</text:p>
          </table:table-cell>
          <table:table-cell office:value-type="string" calcext:value-type="string">
            <text:p>x</text:p>
          </table:table-cell>
          <table:table-cell office:value-type="float" office:value="159842292" calcext:value-type="float">
            <text:p>159842292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~54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bsc-m03 0.4.0 <text:s text:c="4"/>-b1000000000</text:p>
          </table:table-cell>
          <table:table-cell office:value-type="float" office:value="20293393" calcext:value-type="float">
            <text:p>20293393</text:p>
          </table:table-cell>
          <table:table-cell office:value-type="float" office:value="160258936" calcext:value-type="float">
            <text:p>160258936</text:p>
          </table:table-cell>
          <table:table-cell office:value-type="float" office:value="105456" calcext:value-type="float">
            <text:p>105456</text:p>
          </table:table-cell>
          <table:table-cell office:value-type="string" calcext:value-type="string">
            <text:p>xd</text:p>
          </table:table-cell>
          <table:table-cell office:value-type="float" office:value="160364392" calcext:value-type="float">
            <text:p>160364392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BW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wmonstr 0.02</text:p>
          </table:table-cell>
          <table:table-cell office:value-type="float" office:value="20307295" calcext:value-type="float">
            <text:p>20307295</text:p>
          </table:table-cell>
          <table:table-cell office:value-type="float" office:value="160468597" calcext:value-type="float">
            <text:p>160468597</text:p>
          </table:table-cell>
          <table:table-cell office:value-type="float" office:value="69401" calcext:value-type="float">
            <text:p>69401</text:p>
          </table:table-cell>
          <table:table-cell office:value-type="string" calcext:value-type="string">
            <text:p>x</text:p>
          </table:table-cell>
          <table:table-cell office:value-type="float" office:value="160537998" calcext:value-type="float">
            <text:p>160537998</text:p>
          </table:table-cell>
          <table:table-cell office:value-type="float" office:value="331801" calcext:value-type="float">
            <text:p>331801</text:p>
          </table:table-cell>
          <table:table-cell office:value-type="float" office:value="156147" calcext:value-type="float">
            <text:p>15614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W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nozipltcb 0.09</text:p>
          </table:table-cell>
          <table:table-cell office:value-type="float" office:value="20537902" calcext:value-type="float">
            <text:p>20537902</text:p>
          </table:table-cell>
          <table:table-cell office:value-type="float" office:value="161581290" calcext:value-type="float">
            <text:p>161581290</text:p>
          </table:table-cell>
          <table:table-cell office:value-type="float" office:value="133784" calcext:value-type="float">
            <text:p>133784</text:p>
          </table:table-cell>
          <table:table-cell office:value-type="string" calcext:value-type="string">
            <text:p>x</text:p>
          </table:table-cell>
          <table:table-cell office:value-type="float" office:value="161715074" calcext:value-type="float">
            <text:p>16171507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BW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03 1.1b <text:s text:c="9"/>1000000000</text:p>
          </table:table-cell>
          <table:table-cell office:value-type="float" office:value="20710197" calcext:value-type="float">
            <text:p>20710197</text:p>
          </table:table-cell>
          <table:table-cell office:value-type="float" office:value="163667431" calcext:value-type="float">
            <text:p>163667431</text:p>
          </table:table-cell>
          <table:table-cell office:value-type="float" office:value="50468" calcext:value-type="float">
            <text:p>50468</text:p>
          </table:table-cell>
          <table:table-cell office:value-type="string" calcext:value-type="string">
            <text:p>x</text:p>
          </table:table-cell>
          <table:table-cell office:value-type="float" office:value="163717899" calcext:value-type="float">
            <text:p>163717899</text:p>
          </table:table-cell>
          <table:table-cell office:value-type="float" office:value="457" calcext:value-type="float">
            <text:p>457</text:p>
          </table:table-cell>
          <table:table-cell office:value-type="float" office:value="406" calcext:value-type="float">
            <text:p>406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BW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cm 2.03 <text:s text:c="9"/>-b1000x-</text:p>
          </table:table-cell>
          <table:table-cell office:value-type="float" office:value="20738630" calcext:value-type="float">
            <text:p>20738630</text:p>
          </table:table-cell>
          <table:table-cell office:value-type="float" office:value="163646387" calcext:value-type="float">
            <text:p>163646387</text:p>
          </table:table-cell>
          <table:table-cell office:value-type="float" office:value="125866" calcext:value-type="float">
            <text:p>125866</text:p>
          </table:table-cell>
          <table:table-cell office:value-type="string" calcext:value-type="string">
            <text:p>x</text:p>
          </table:table-cell>
          <table:table-cell office:value-type="float" office:value="163772253" calcext:value-type="float">
            <text:p>16377225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BW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lza 0.10.1 <text:s text:c="6"/>-x -p3</text:p>
          </table:table-cell>
          <table:table-cell office:value-type="float" office:value="20356097" calcext:value-type="float">
            <text:p>20356097</text:p>
          </table:table-cell>
          <table:table-cell office:value-type="float" office:value="163768203" calcext:value-type="float">
            <text:p>163768203</text:p>
          </table:table-cell>
          <table:table-cell office:value-type="float" office:value="69935" calcext:value-type="float">
            <text:p>69935</text:p>
          </table:table-cell>
          <table:table-cell office:value-type="string" calcext:value-type="string">
            <text:p>s</text:p>
          </table:table-cell>
          <table:table-cell office:value-type="float" office:value="163838138" calcext:value-type="float">
            <text:p>163838138</text:p>
          </table:table-cell>
          <table:table-cell office:value-type="float" office:value="8184" calcext:value-type="float">
            <text:p>8184</text:p>
          </table:table-cell>
          <table:table-cell office:value-type="float" office:value="11.9" calcext:value-type="float">
            <text:p>11.9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Dic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sc 3.25 <text:s text:c="9"/>-b1000 -e2</text:p>
          </table:table-cell>
          <table:table-cell office:value-type="float" office:value="20786794" calcext:value-type="float">
            <text:p>20786794</text:p>
          </table:table-cell>
          <table:table-cell office:value-type="float" office:value="163884462" calcext:value-type="float">
            <text:p>163884462</text:p>
          </table:table-cell>
          <table:table-cell office:value-type="float" office:value="74297" calcext:value-type="float">
            <text:p>74297</text:p>
          </table:table-cell>
          <table:table-cell office:value-type="string" calcext:value-type="string">
            <text:p>xd</text:p>
          </table:table-cell>
          <table:table-cell office:value-type="float" office:value="163958759" calcext:value-type="float">
            <text:p>16395875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W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bb <text:s text:c="14"/>m1000</text:p>
          </table:table-cell>
          <table:table-cell office:value-type="float" office:value="20847290" calcext:value-type="float">
            <text:p>20847290</text:p>
          </table:table-cell>
          <table:table-cell office:value-type="float" office:value="164032650" calcext:value-type="float">
            <text:p>164032650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s</text:p>
          </table:table-cell>
          <table:table-cell office:value-type="float" office:value="164043877" calcext:value-type="float">
            <text:p>164043877</text:p>
          </table:table-cell>
          <table:table-cell office:value-type="float" office:value="4524" calcext:value-type="float">
            <text:p>4524</text:p>
          </table:table-cell>
          <table:table-cell office:value-type="float" office:value="2619" calcext:value-type="float">
            <text:p>26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pcompress 3.1 <text:s text:c="4"/>-c libbsc -l14 -s1000m</text:p>
          </table:table-cell>
          <table:table-cell office:value-type="float" office:value="20769968" calcext:value-type="float">
            <text:p>20769968</text:p>
          </table:table-cell>
          <table:table-cell office:value-type="float" office:value="163391884" calcext:value-type="float">
            <text:p>163391884</text:p>
          </table:table-cell>
          <table:table-cell office:value-type="float" office:value="1370611" calcext:value-type="float">
            <text:p>1370611</text:p>
          </table:table-cell>
          <table:table-cell office:value-type="string" calcext:value-type="string">
            <text:p>x</text:p>
          </table:table-cell>
          <table:table-cell office:value-type="float" office:value="164762495" calcext:value-type="float">
            <text:p>164762495</text:p>
          </table:table-cell>
          <table:table-cell office:value-type="float" office:value="359" calcext:value-type="float">
            <text:p>359</text:p>
          </table:table-cell>
          <table:table-cell office:value-type="float" office:value="74" calcext:value-type="float">
            <text:p>7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q9a <text:s text:c="12"/>-9</text:p>
          </table:table-cell>
          <table:table-cell office:value-type="float" office:value="19974112" calcext:value-type="float">
            <text:p>19974112</text:p>
          </table:table-cell>
          <table:table-cell office:value-type="float" office:value="165193368" calcext:value-type="float">
            <text:p>165193368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float" office:value="165207117" calcext:value-type="float">
            <text:p>165207117</text:p>
          </table:table-cell>
          <table:table-cell office:value-type="float" office:value="3997" calcext:value-type="float">
            <text:p>3997</text:p>
          </table:table-cell>
          <table:table-cell office:value-type="float" office:value="4021" calcext:value-type="float">
            <text:p>4021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da 0.300</text:p>
          </table:table-cell>
          <table:table-cell office:value-type="float" office:value="19393460" calcext:value-type="float">
            <text:p>19393460</text:p>
          </table:table-cell>
          <table:table-cell office:value-type="float" office:value="166272261" calcext:value-type="float">
            <text:p>166272261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x</text:p>
          </table:table-cell>
          <table:table-cell office:value-type="float" office:value="166283525" calcext:value-type="float">
            <text:p>166283525</text:p>
          </table:table-cell>
          <table:table-cell office:value-type="float" office:value="25282" calcext:value-type="float">
            <text:p>25282</text:p>
          </table:table-cell>
          <table:table-cell office:value-type="float" office:value="25174" calcext:value-type="float">
            <text:p>251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WTmix v1 <text:s text:c="8"/>c10000</text:p>
          </table:table-cell>
          <table:table-cell office:value-type="float" office:value="20608793" calcext:value-type="float">
            <text:p>20608793</text:p>
          </table:table-cell>
          <table:table-cell office:value-type="float" office:value="167852106" calcext:value-type="float">
            <text:p>16785210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x</text:p>
          </table:table-cell>
          <table:table-cell office:value-type="float" office:value="167861671" calcext:value-type="float">
            <text:p>167861671</text:p>
          </table:table-cell>
          <table:table-cell office:value-type="float" office:value="1794" calcext:value-type="float">
            <text:p>1794</text:p>
          </table:table-cell>
          <table:table-cell office:value-type="float" office:value="690" calcext:value-type="float">
            <text:p>69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W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rzip 0.612 <text:s text:c="6"/>-z -L 9 -p 1</text:p>
          </table:table-cell>
          <table:table-cell office:value-type="float" office:value="19847690" calcext:value-type="float">
            <text:p>19847690</text:p>
          </table:table-cell>
          <table:table-cell office:value-type="float" office:value="169318794" calcext:value-type="float">
            <text:p>169318794</text:p>
          </table:table-cell>
          <table:table-cell office:value-type="float" office:value="99363" calcext:value-type="float">
            <text:p>99363</text:p>
          </table:table-cell>
          <table:table-cell office:value-type="string" calcext:value-type="string">
            <text:p>x</text:p>
          </table:table-cell>
          <table:table-cell office:value-type="float" office:value="169418157" calcext:value-type="float">
            <text:p>169418157</text:p>
          </table:table-cell>
          <table:table-cell office:value-type="float" office:value="2987" calcext:value-type="float">
            <text:p>2987</text:p>
          </table:table-cell>
          <table:table-cell office:value-type="float" office:value="2929" calcext:value-type="float">
            <text:p>2929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m4_ext</text:p>
          </table:table-cell>
          <table:table-cell office:value-type="float" office:value="20188048" calcext:value-type="float">
            <text:p>20188048</text:p>
          </table:table-cell>
          <table:table-cell office:value-type="float" office:value="170566799" calcext:value-type="float">
            <text:p>170566799</text:p>
          </table:table-cell>
          <table:table-cell office:value-type="float" office:value="204782" calcext:value-type="float">
            <text:p>204782</text:p>
          </table:table-cell>
          <table:table-cell office:value-type="string" calcext:value-type="string">
            <text:p>x</text:p>
          </table:table-cell>
          <table:table-cell office:value-type="float" office:value="170771581" calcext:value-type="float">
            <text:p>170771581</text:p>
          </table:table-cell>
          <table:table-cell office:value-type="float" office:value="4123" calcext:value-type="float">
            <text:p>4123</text:p>
          </table:table-cell>
          <table:table-cell office:value-type="float" office:value="4130" calcext:value-type="float">
            <text:p>4130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1x2 v0.6 <text:s text:c="8"/>7 enwik7.txt</text:p>
          </table:table-cell>
          <table:table-cell office:value-type="float" office:value="20723056" calcext:value-type="float">
            <text:p>20723056</text:p>
          </table:table-cell>
          <table:table-cell office:value-type="float" office:value="172212773" calcext:value-type="float">
            <text:p>172212773</text:p>
          </table:table-cell>
          <table:table-cell office:value-type="float" office:value="38467" calcext:value-type="float">
            <text:p>38467</text:p>
          </table:table-cell>
          <table:table-cell office:value-type="string" calcext:value-type="string">
            <text:p>s</text:p>
          </table:table-cell>
          <table:table-cell office:value-type="float" office:value="172251240" calcext:value-type="float">
            <text:p>172251240</text:p>
          </table:table-cell>
          <table:table-cell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mm4 v0.1e <text:s text:c="7"/>96</text:p>
          </table:table-cell>
          <table:table-cell office:value-type="float" office:value="20569034" calcext:value-type="float">
            <text:p>20569034</text:p>
          </table:table-cell>
          <table:table-cell office:value-type="float" office:value="172669955" calcext:value-type="float">
            <text:p>172669955</text:p>
          </table:table-cell>
          <table:table-cell office:value-type="float" office:value="31314" calcext:value-type="float">
            <text:p>31314</text:p>
          </table:table-cell>
          <table:table-cell office:value-type="string" calcext:value-type="string">
            <text:p>x</text:p>
          </table:table-cell>
          <table:table-cell office:value-type="float" office:value="172701269" calcext:value-type="float">
            <text:p>172701269</text:p>
          </table:table-cell>
          <table:table-cell office:value-type="float" office:value="2052" calcext:value-type="float">
            <text:p>2052</text:p>
          </table:table-cell>
          <table:table-cell office:value-type="float" office:value="2056" calcext:value-type="float">
            <text:p>2056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lstm-compress v3</text:p>
          </table:table-cell>
          <table:table-cell office:value-type="float" office:value="20318653" calcext:value-type="float">
            <text:p>20318653</text:p>
          </table:table-cell>
          <table:table-cell office:value-type="float" office:value="173874407" calcext:value-type="float">
            <text:p>173874407</text:p>
          </table:table-cell>
          <table:table-cell office:value-type="float" office:value="144567" calcext:value-type="float">
            <text:p>144567</text:p>
          </table:table-cell>
          <table:table-cell office:value-type="string" calcext:value-type="string">
            <text:p>s</text:p>
          </table:table-cell>
          <table:table-cell office:value-type="float" office:value="174018974" calcext:value-type="float">
            <text:p>174018974</text:p>
          </table:table-cell>
          <table:table-cell office:value-type="float" office:value="92342" calcext:value-type="float">
            <text:p>92342</text:p>
          </table:table-cell>
          <table:table-cell office:value-type="float" office:value="91876" calcext:value-type="float">
            <text:p>918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TM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cmx 1.30 <text:s text:c="8"/>7</text:p>
          </table:table-cell>
          <table:table-cell office:value-type="float" office:value="20857925" calcext:value-type="float">
            <text:p>20857925</text:p>
          </table:table-cell>
          <table:table-cell office:value-type="float" office:value="174142092" calcext:value-type="float">
            <text:p>174142092</text:p>
          </table:table-cell>
          <table:table-cell office:value-type="float" office:value="15014" calcext:value-type="float">
            <text:p>15014</text:p>
          </table:table-cell>
          <table:table-cell office:value-type="string" calcext:value-type="string">
            <text:p>x</text:p>
          </table:table-cell>
          <table:table-cell office:value-type="float" office:value="174157106" calcext:value-type="float">
            <text:p>174157106</text:p>
          </table:table-cell>
          <table:table-cell office:value-type="float" office:value="1313" calcext:value-type="float">
            <text:p>1313</text:p>
          </table:table-cell>
          <table:table-cell office:value-type="float" office:value="1338" calcext:value-type="float">
            <text:p>1338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it 0.7 <text:s text:c="10"/>-p=5</text:p>
          </table:table-cell>
          <table:table-cell office:value-type="float" office:value="20823204" calcext:value-type="float">
            <text:p>20823204</text:p>
          </table:table-cell>
          <table:table-cell office:value-type="float" office:value="174425039" calcext:value-type="float">
            <text:p>174425039</text:p>
          </table:table-cell>
          <table:table-cell office:value-type="float" office:value="62493" calcext:value-type="float">
            <text:p>62493</text:p>
          </table:table-cell>
          <table:table-cell office:value-type="string" calcext:value-type="string">
            <text:p>x</text:p>
          </table:table-cell>
          <table:table-cell office:value-type="float" office:value="174487532" calcext:value-type="float">
            <text:p>174487532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comp 2.00 <text:s text:c="7"/>-mw -M320m</text:p>
          </table:table-cell>
          <table:table-cell office:value-type="float" office:value="21103670" calcext:value-type="float">
            <text:p>21103670</text:p>
          </table:table-cell>
          <table:table-cell office:value-type="float" office:value="174388351" calcext:value-type="float">
            <text:p>174388351</text:p>
          </table:table-cell>
          <table:table-cell office:value-type="float" office:value="172531" calcext:value-type="float">
            <text:p>172531</text:p>
          </table:table-cell>
          <table:table-cell office:value-type="string" calcext:value-type="string">
            <text:p>x</text:p>
          </table:table-cell>
          <table:table-cell office:value-type="float" office:value="174560882" calcext:value-type="float">
            <text:p>174560882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BW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pmopt|epm r9 <text:s text:c="4"/>-m800 -n20 --fixedorder:12</text:p>
          </table:table-cell>
          <table:table-cell office:value-type="float" office:value="19713502" calcext:value-type="float">
            <text:p>19713502</text:p>
          </table:table-cell>
          <table:table-cell office:value-type="float" office:value="174817424" calcext:value-type="float">
            <text:p>174817424</text:p>
          </table:table-cell>
          <table:table-cell office:value-type="float" office:value="141101" calcext:value-type="float">
            <text:p>141101</text:p>
          </table:table-cell>
          <table:table-cell office:value-type="string" calcext:value-type="string">
            <text:p>x</text:p>
          </table:table-cell>
          <table:table-cell office:value-type="float" office:value="174958525" calcext:value-type="float">
            <text:p>174958525</text:p>
          </table:table-cell>
          <table:table-cell office:value-type="float" office:value="3179" calcext:value-type="float">
            <text:p>3179</text:p>
          </table:table-cell>
          <table:table-cell office:value-type="float" office:value="3376" calcext:value-type="float">
            <text:p>337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WinUDA 2.91 <text:s text:c="6"/>mode 3 (194 MB)</text:p>
          </table:table-cell>
          <table:table-cell office:value-type="float" office:value="20332366" calcext:value-type="float">
            <text:p>20332366</text:p>
          </table:table-cell>
          <table:table-cell office:value-type="float" office:value="174975730" calcext:value-type="float">
            <text:p>174975730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x</text:p>
          </table:table-cell>
          <table:table-cell office:value-type="float" office:value="174992933" calcext:value-type="float">
            <text:p>174992933</text:p>
          </table:table-cell>
          <table:table-cell office:value-type="float" office:value="23610" calcext:value-type="float">
            <text:p>23610</text:p>
          </table:table-cell>
          <table:table-cell office:value-type="float" office:value="23473" calcext:value-type="float">
            <text:p>234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dark 0.51 <text:s text:c="8"/>-b333mf</text:p>
          </table:table-cell>
          <table:table-cell office:value-type="float" office:value="21169819" calcext:value-type="float">
            <text:p>21169819</text:p>
          </table:table-cell>
          <table:table-cell office:value-type="float" office:value="175471417" calcext:value-type="float">
            <text:p>175471417</text:p>
          </table:table-cell>
          <table:table-cell office:value-type="float" office:value="34797" calcext:value-type="float">
            <text:p>34797</text:p>
          </table:table-cell>
          <table:table-cell office:value-type="string" calcext:value-type="string">
            <text:p>x</text:p>
          </table:table-cell>
          <table:table-cell office:value-type="float" office:value="175506214" calcext:value-type="float">
            <text:p>175506214</text:p>
          </table:table-cell>
          <table:table-cell office:value-type="float" office:value="533" calcext:value-type="float">
            <text:p>533</text:p>
          </table:table-cell>
          <table:table-cell office:value-type="float" office:value="453" calcext:value-type="float">
            <text:p>453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FreeArc 0.40pre-4 -mppmd:1012m:o13:r1</text:p>
          </table:table-cell>
          <table:table-cell office:value-type="float" office:value="20931605" calcext:value-type="float">
            <text:p>20931605</text:p>
          </table:table-cell>
          <table:table-cell office:value-type="float" office:value="175254732" calcext:value-type="float">
            <text:p>175254732</text:p>
          </table:table-cell>
          <table:table-cell office:value-type="float" office:value="748202" calcext:value-type="float">
            <text:p>748202</text:p>
          </table:table-cell>
          <table:table-cell office:value-type="string" calcext:value-type="string">
            <text:p>x</text:p>
          </table:table-cell>
          <table:table-cell office:value-type="float" office:value="176002934" calcext:value-type="float">
            <text:p>176002934</text:p>
          </table:table-cell>
          <table:table-cell office:value-type="float" office:value="1175" calcext:value-type="float">
            <text:p>1175</text:p>
          </table:table-cell>
          <table:table-cell office:value-type="float" office:value="1216" calcext:value-type="float">
            <text:p>121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hook v1.4 <text:s text:c="8"/>1700</text:p>
          </table:table-cell>
          <table:table-cell office:value-type="float" office:value="21990502" calcext:value-type="float">
            <text:p>21990502</text:p>
          </table:table-cell>
          <table:table-cell office:value-type="float" office:value="176648663" calcext:value-type="float">
            <text:p>176648663</text:p>
          </table:table-cell>
          <table:table-cell office:value-type="float" office:value="37004" calcext:value-type="float">
            <text:p>37004</text:p>
          </table:table-cell>
          <table:table-cell office:value-type="string" calcext:value-type="string">
            <text:p>x</text:p>
          </table:table-cell>
          <table:table-cell office:value-type="float" office:value="176685667" calcext:value-type="float">
            <text:p>176685667</text:p>
          </table:table-cell>
          <table:table-cell office:value-type="float" office:value="741" calcext:value-type="float">
            <text:p>741</text:p>
          </table:table-cell>
          <table:table-cell office:value-type="float" office:value="695" calcext:value-type="float">
            <text:p>695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DM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7zip 4.46a <text:s text:c="7"/>-m0=ppmd:mem=1630m:o=10 ...</text:p>
          </table:table-cell>
          <table:table-cell office:value-type="float" office:value="21197559" calcext:value-type="float">
            <text:p>21197559</text:p>
          </table:table-cell>
          <table:table-cell office:value-type="float" office:value="178965454" calcext:value-type="float">
            <text:p>178965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78965454" calcext:value-type="float">
            <text:p>178965454</text:p>
          </table:table-cell>
          <table:table-cell office:value-type="float" office:value="503" calcext:value-type="float">
            <text:p>503</text:p>
          </table:table-cell>
          <table:table-cell office:value-type="float" office:value="546" calcext:value-type="float">
            <text:p>54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P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ings 2.5 <text:s text:c="8"/>-m8 -t1</text:p>
          </table:table-cell>
          <table:table-cell office:value-type="float" office:value="20873959" calcext:value-type="float">
            <text:p>20873959</text:p>
          </table:table-cell>
          <table:table-cell office:value-type="float" office:value="178747360" calcext:value-type="float">
            <text:p>178747360</text:p>
          </table:table-cell>
          <table:table-cell office:value-type="float" office:value="240523" calcext:value-type="float">
            <text:p>240523</text:p>
          </table:table-cell>
          <table:table-cell office:value-type="string" calcext:value-type="string">
            <text:p>x</text:p>
          </table:table-cell>
          <table:table-cell office:value-type="float" office:value="178987883" calcext:value-type="float">
            <text:p>178987883</text:p>
          </table:table-cell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mple2</text:p>
          </table:table-cell>
          <table:table-cell office:value-type="float" office:value="20871457" calcext:value-type="float">
            <text:p>20871457</text:p>
          </table:table-cell>
          <table:table-cell office:value-type="float" office:value="180251530" calcext:value-type="float">
            <text:p>180251530</text:p>
          </table:table-cell>
          <table:table-cell office:value-type="float" office:value="78642" calcext:value-type="float">
            <text:p>78642</text:p>
          </table:table-cell>
          <table:table-cell office:value-type="string" calcext:value-type="string">
            <text:p>x</text:p>
          </table:table-cell>
          <table:table-cell office:value-type="float" office:value="180330172" calcext:value-type="float">
            <text:p>180330172</text:p>
          </table:table-cell>
          <table:table-cell office:value-type="float" office:value="18474" calcext:value-type="float">
            <text:p>18474</text:p>
          </table:table-cell>
          <table:table-cell office:value-type="float" office:value="17992" calcext:value-type="float">
            <text:p>179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ash 04a <text:s text:c="10"/>/m700 /o10</text:p>
          </table:table-cell>
          <table:table-cell office:value-type="float" office:value="19963105" calcext:value-type="float">
            <text:p>19963105</text:p>
          </table:table-cell>
          <table:table-cell office:value-type="float" office:value="180735542" calcext:value-type="float">
            <text:p>180735542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x</text:p>
          </table:table-cell>
          <table:table-cell office:value-type="float" office:value="180746679" calcext:value-type="float">
            <text:p>180746679</text:p>
          </table:table-cell>
          <table:table-cell office:value-type="float" office:value="6100" calcext:value-type="float">
            <text:p>6100</text:p>
          </table:table-cell>
          <table:table-cell office:value-type="float" office:value="5853" calcext:value-type="float">
            <text:p>585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ce3</text:p>
          </table:table-cell>
          <table:table-cell office:value-type="float" office:value="22729148" calcext:value-type="float">
            <text:p>22729148</text:p>
          </table:table-cell>
          <table:table-cell office:value-type="float" office:value="180732702" calcext:value-type="float">
            <text:p>180732702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s</text:p>
          </table:table-cell>
          <table:table-cell office:value-type="float" office:value="180752591" calcext:value-type="float">
            <text:p>180752591</text:p>
          </table:table-cell>
          <table:table-cell office:value-type="float" office:value="1151" calcext:value-type="float">
            <text:p>1151</text:p>
          </table:table-cell>
          <table:table-cell office:value-type="float" office:value="2444" calcext:value-type="float">
            <text:p>244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M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ocamyd LTCB 1.0 <text:s text:c="2"/>-s0 -m3</text:p>
          </table:table-cell>
          <table:table-cell office:value-type="float" office:value="21285121" calcext:value-type="float">
            <text:p>21285121</text:p>
          </table:table-cell>
          <table:table-cell office:value-type="float" office:value="182359986" calcext:value-type="float">
            <text:p>182359986</text:p>
          </table:table-cell>
          <table:table-cell office:value-type="float" office:value="21030" calcext:value-type="float">
            <text:p>21030</text:p>
          </table:table-cell>
          <table:table-cell office:value-type="string" calcext:value-type="string">
            <text:p>x</text:p>
          </table:table-cell>
          <table:table-cell office:value-type="float" office:value="182381016" calcext:value-type="float">
            <text:p>182381016</text:p>
          </table:table-cell>
          <table:table-cell office:value-type="float" office:value="108960" calcext:value-type="float">
            <text:p>108960</text:p>
          </table:table-cell>
          <table:table-cell office:value-type="string" calcext:value-type="string">
            <text:p>~11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M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e 0.79 b0154 <text:s text:c="3"/>-m3 -d8</text:p>
          </table:table-cell>
          <table:table-cell office:value-type="float" office:value="20975994" calcext:value-type="float">
            <text:p>20975994</text:p>
          </table:table-cell>
          <table:table-cell office:value-type="float" office:value="182373904" calcext:value-type="float">
            <text:p>182373904</text:p>
          </table:table-cell>
          <table:table-cell office:value-type="float" office:value="57046" calcext:value-type="float">
            <text:p>57046</text:p>
          </table:table-cell>
          <table:table-cell office:value-type="string" calcext:value-type="string">
            <text:p>x</text:p>
          </table:table-cell>
          <table:table-cell office:value-type="float" office:value="182430950" calcext:value-type="float">
            <text:p>182430950</text:p>
          </table:table-cell>
          <table:table-cell office:value-type="float" office:value="9295" calcext:value-type="float">
            <text:p>9295</text:p>
          </table:table-cell>
          <table:table-cell office:value-type="float" office:value="9285" calcext:value-type="float">
            <text:p>928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uhbc 1.0 <text:s text:c="9"/>-m3 -b100m</text:p>
          </table:table-cell>
          <table:table-cell office:value-type="float" office:value="20930838" calcext:value-type="float">
            <text:p>20930838</text:p>
          </table:table-cell>
          <table:table-cell office:value-type="float" office:value="182918172" calcext:value-type="float">
            <text:p>182918172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x</text:p>
          </table:table-cell>
          <table:table-cell office:value-type="float" office:value="182974414" calcext:value-type="float">
            <text:p>182974414</text:p>
          </table:table-cell>
          <table:table-cell office:value-type="float" office:value="1569" calcext:value-type="float">
            <text:p>1569</text:p>
          </table:table-cell>
          <table:table-cell office:value-type="float" office:value="809" calcext:value-type="float">
            <text:p>8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smac 1.20</text:p>
          </table:table-cell>
          <table:table-cell office:value-type="float" office:value="21781544" calcext:value-type="float">
            <text:p>21781544</text:p>
          </table:table-cell>
          <table:table-cell office:value-type="float" office:value="183190888" calcext:value-type="float">
            <text:p>183190888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x</text:p>
          </table:table-cell>
          <table:table-cell office:value-type="float" office:value="183195244" calcext:value-type="float">
            <text:p>183195244</text:p>
          </table:table-cell>
          <table:table-cell office:value-type="float" office:value="4249" calcext:value-type="float">
            <text:p>4249</text:p>
          </table:table-cell>
          <table:table-cell office:value-type="float" office:value="4399" calcext:value-type="float">
            <text:p>4399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pmd J1 <text:s text:c="10"/>-m256 -o10 -r1</text:p>
          </table:table-cell>
          <table:table-cell office:value-type="float" office:value="21388296" calcext:value-type="float">
            <text:p>21388296</text:p>
          </table:table-cell>
          <table:table-cell office:value-type="float" office:value="183964915" calcext:value-type="float">
            <text:p>183964915</text:p>
          </table:table-cell>
          <table:table-cell office:value-type="float" office:value="11099" calcext:value-type="float">
            <text:p>11099</text:p>
          </table:table-cell>
          <table:table-cell office:value-type="string" calcext:value-type="string">
            <text:p>s</text:p>
          </table:table-cell>
          <table:table-cell office:value-type="float" office:value="183976014" calcext:value-type="float">
            <text:p>183976014</text:p>
          </table:table-cell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tc 5.2 dev 2</text:p>
          </table:table-cell>
          <table:table-cell office:value-type="float" office:value="21481399" calcext:value-type="float">
            <text:p>21481399</text:p>
          </table:table-cell>
          <table:table-cell office:value-type="float" office:value="184939711" calcext:value-type="float">
            <text:p>184939711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x</text:p>
          </table:table-cell>
          <table:table-cell office:value-type="float" office:value="184980823" calcext:value-type="float">
            <text:p>184980823</text:p>
          </table:table-cell>
          <table:table-cell office:value-type="float" office:value="3637" calcext:value-type="float">
            <text:p>3637</text:p>
          </table:table-cell>
          <table:table-cell office:value-type="float" office:value="3655" calcext:value-type="float">
            <text:p>365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wtsdc v1</text:p>
          </table:table-cell>
          <table:table-cell office:value-type="float" office:value="23414955" calcext:value-type="float">
            <text:p>23414955</text:p>
          </table:table-cell>
          <table:table-cell office:value-type="float" office:value="185709858" calcext:value-type="float">
            <text:p>185709858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s</text:p>
          </table:table-cell>
          <table:table-cell office:value-type="float" office:value="185718279" calcext:value-type="float">
            <text:p>185718279</text:p>
          </table:table-cell>
          <table:table-cell office:value-type="float" office:value="2100" calcext:value-type="float">
            <text:p>2100</text:p>
          </table:table-cell>
          <table:table-cell office:value-type="float" office:value="420" calcext:value-type="float">
            <text:p>420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BW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bc v1.1 <text:s text:c="9"/>333333334</text:p>
          </table:table-cell>
          <table:table-cell office:value-type="float" office:value="22554133" calcext:value-type="float">
            <text:p>22554133</text:p>
          </table:table-cell>
          <table:table-cell office:value-type="float" office:value="185975548" calcext:value-type="float">
            <text:p>185975548</text:p>
          </table:table-cell>
          <table:table-cell office:value-type="float" office:value="23576" calcext:value-type="float">
            <text:p>23576</text:p>
          </table:table-cell>
          <table:table-cell office:value-type="string" calcext:value-type="string">
            <text:p>x</text:p>
          </table:table-cell>
          <table:table-cell office:value-type="float" office:value="185999124" calcext:value-type="float">
            <text:p>185999124</text:p>
          </table:table-cell>
          <table:table-cell office:value-type="float" office:value="451" calcext:value-type="float">
            <text:p>451</text:p>
          </table:table-cell>
          <table:table-cell office:value-type="float" office:value="415" calcext:value-type="float">
            <text:p>415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BW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pmvc v1.1 <text:s text:c="7"/>-m256 -o8 -r1</text:p>
          </table:table-cell>
          <table:table-cell office:value-type="float" office:value="21484294" calcext:value-type="float">
            <text:p>21484294</text:p>
          </table:table-cell>
          <table:table-cell office:value-type="float" office:value="186208405" calcext:value-type="float">
            <text:p>186208405</text:p>
          </table:table-cell>
          <table:table-cell office:value-type="float" office:value="25241" calcext:value-type="float">
            <text:p>25241</text:p>
          </table:table-cell>
          <table:table-cell office:value-type="string" calcext:value-type="string">
            <text:p>x</text:p>
          </table:table-cell>
          <table:table-cell office:value-type="float" office:value="186233646" calcext:value-type="float">
            <text:p>186233646</text:p>
          </table:table-cell>
          <table:table-cell office:value-type="float" office:value="898" calcext:value-type="float">
            <text:p>898</text:p>
          </table:table-cell>
          <table:table-cell office:value-type="float" office:value="913" calcext:value-type="float">
            <text:p>91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chile 0.4 <text:s text:c="8"/>-b=244141</text:p>
          </table:table-cell>
          <table:table-cell office:value-type="float" office:value="22218917" calcext:value-type="float">
            <text:p>22218917</text:p>
          </table:table-cell>
          <table:table-cell office:value-type="float" office:value="186979614" calcext:value-type="float">
            <text:p>186979614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s</text:p>
          </table:table-cell>
          <table:table-cell office:value-type="float" office:value="186991144" calcext:value-type="float">
            <text:p>186991144</text:p>
          </table:table-cell>
          <table:table-cell office:value-type="float" office:value="2513" calcext:value-type="float">
            <text:p>2513</text:p>
          </table:table-cell>
          <table:table-cell office:value-type="float" office:value="512" calcext:value-type="float">
            <text:p>51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bwtdisk 0.9.0 <text:s text:c="4"/>-b 2 -m 3500</text:p>
          </table:table-cell>
          <table:table-cell office:value-type="float" office:value="24725277" calcext:value-type="float">
            <text:p>24725277</text:p>
          </table:table-cell>
          <table:table-cell office:value-type="float" office:value="190004306" calcext:value-type="float">
            <text:p>190004306</text:p>
          </table:table-cell>
          <table:table-cell office:value-type="float" office:value="169579" calcext:value-type="float">
            <text:p>169579</text:p>
          </table:table-cell>
          <table:table-cell office:value-type="string" calcext:value-type="string">
            <text:p>s</text:p>
          </table:table-cell>
          <table:table-cell office:value-type="float" office:value="190173885" calcext:value-type="float">
            <text:p>190173885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BW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Xf 0.75 pre b1 <text:s/>-me</text:p>
          </table:table-cell>
          <table:table-cell office:value-type="float" office:value="22072783" calcext:value-type="float">
            <text:p>22072783</text:p>
          </table:table-cell>
          <table:table-cell office:value-type="float" office:value="191008871" calcext:value-type="float">
            <text:p>191008871</text:p>
          </table:table-cell>
          <table:table-cell office:value-type="float" office:value="57337" calcext:value-type="float">
            <text:p>57337</text:p>
          </table:table-cell>
          <table:table-cell office:value-type="string" calcext:value-type="string">
            <text:p>x</text:p>
          </table:table-cell>
          <table:table-cell office:value-type="float" office:value="191066298" calcext:value-type="float">
            <text:p>191066298</text:p>
          </table:table-cell>
          <table:table-cell office:value-type="float" office:value="1112" calcext:value-type="float">
            <text:p>1112</text:p>
          </table:table-cell>
          <table:table-cell office:value-type="float" office:value="1037" calcext:value-type="float">
            <text:p>10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m03exp 2005-02-15 32MB blocks</text:p>
          </table:table-cell>
          <table:table-cell office:value-type="float" office:value="21948192" calcext:value-type="float">
            <text:p>21948192</text:p>
          </table:table-cell>
          <table:table-cell office:value-type="float" office:value="191250500" calcext:value-type="float">
            <text:p>191250500</text:p>
          </table:table-cell>
          <table:table-cell office:value-type="float" office:value="44593" calcext:value-type="float">
            <text:p>44593</text:p>
          </table:table-cell>
          <table:table-cell office:value-type="string" calcext:value-type="string">
            <text:p>x</text:p>
          </table:table-cell>
          <table:table-cell office:value-type="float" office:value="191295093" calcext:value-type="float">
            <text:p>191295093</text:p>
          </table:table-cell>
          <table:table-cell office:value-type="string" calcext:value-type="string">
            <text:p>~4800</text:p>
          </table:table-cell>
          <table:table-cell office:value-type="string" calcext:value-type="string">
            <text:p>~2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Stuffit 12.0.0.17 -m=4 -l=16 -x=30</text:p>
          </table:table-cell>
          <table:table-cell office:value-type="float" office:value="22105654" calcext:value-type="float">
            <text:p>22105654</text:p>
          </table:table-cell>
          <table:table-cell office:value-type="float" office:value="190372707" calcext:value-type="float">
            <text:p>190372707</text:p>
          </table:table-cell>
          <table:table-cell office:value-type="float" office:value="2658122" calcext:value-type="float">
            <text:p>2658122</text:p>
          </table:table-cell>
          <table:table-cell office:value-type="string" calcext:value-type="string">
            <text:p>xd</text:p>
          </table:table-cell>
          <table:table-cell office:value-type="float" office:value="193030829" calcext:value-type="float">
            <text:p>193030829</text:p>
          </table:table-cell>
          <table:table-cell office:value-type="float" office:value="628" calcext:value-type="float">
            <text:p>628</text:p>
          </table:table-cell>
          <table:table-cell office:value-type="float" office:value="658" calcext:value-type="float">
            <text:p>65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plzma v3b <text:s text:c="8"/>c2 ... (see below)</text:p>
          </table:table-cell>
          <table:table-cell office:value-type="float" office:value="24206571" calcext:value-type="float">
            <text:p>24206571</text:p>
          </table:table-cell>
          <table:table-cell office:value-type="float" office:value="193240160" calcext:value-type="float">
            <text:p>193240160</text:p>
          </table:table-cell>
          <table:table-cell office:value-type="float" office:value="101221" calcext:value-type="float">
            <text:p>101221</text:p>
          </table:table-cell>
          <table:table-cell office:value-type="string" calcext:value-type="string">
            <text:p>x</text:p>
          </table:table-cell>
          <table:table-cell office:value-type="float" office:value="193341381" calcext:value-type="float">
            <text:p>193341381</text:p>
          </table:table-cell>
          <table:table-cell office:value-type="float" office:value="8889" calcext:value-type="float">
            <text:p>8889</text:p>
          </table:table-cell>
          <table:table-cell office:value-type="float" office:value="55" calcext:value-type="float">
            <text:p>55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LZ7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rook v0.1 <text:s text:c="7"/>-m1600 -O8</text:p>
          </table:table-cell>
          <table:table-cell office:value-type="float" office:value="22503627" calcext:value-type="float">
            <text:p>22503627</text:p>
          </table:table-cell>
          <table:table-cell office:value-type="float" office:value="193333159" calcext:value-type="float">
            <text:p>193333159</text:p>
          </table:table-cell>
          <table:table-cell office:value-type="float" office:value="8539" calcext:value-type="float">
            <text:p>8539</text:p>
          </table:table-cell>
          <table:table-cell office:value-type="string" calcext:value-type="string">
            <text:p>s</text:p>
          </table:table-cell>
          <table:table-cell office:value-type="float" office:value="193341698" calcext:value-type="float">
            <text:p>193341698</text:p>
          </table:table-cell>
          <table:table-cell office:value-type="float" office:value="483" calcext:value-type="float">
            <text:p>483</text:p>
          </table:table-cell>
          <table:table-cell office:value-type="float" office:value="513" calcext:value-type="float">
            <text:p>513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pmx 0.03</text:p>
          </table:table-cell>
          <table:table-cell office:value-type="float" office:value="22572808" calcext:value-type="float">
            <text:p>22572808</text:p>
          </table:table-cell>
          <table:table-cell office:value-type="float" office:value="193643464" calcext:value-type="float">
            <text:p>193643464</text:p>
          </table:table-cell>
          <table:table-cell office:value-type="float" office:value="54964" calcext:value-type="float">
            <text:p>54964</text:p>
          </table:table-cell>
          <table:table-cell office:value-type="string" calcext:value-type="string">
            <text:p>x</text:p>
          </table:table-cell>
          <table:table-cell office:value-type="float" office:value="193698428" calcext:value-type="float">
            <text:p>193698428</text:p>
          </table:table-cell>
          <table:table-cell office:value-type="float" office:value="777" calcext:value-type="float">
            <text:p>777</text:p>
          </table:table-cell>
          <table:table-cell office:value-type="float" office:value="784" calcext:value-type="float">
            <text:p>78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turbo 1.1 <text:s text:c="6"/>-49 -b1000 -p0</text:p>
          </table:table-cell>
          <table:table-cell office:value-type="float" office:value="24416777" calcext:value-type="float">
            <text:p>24416777</text:p>
          </table:table-cell>
          <table:table-cell office:value-type="float" office:value="194681713" calcext:value-type="float">
            <text:p>194681713</text:p>
          </table:table-cell>
          <table:table-cell office:value-type="float" office:value="110670" calcext:value-type="float">
            <text:p>110670</text:p>
          </table:table-cell>
          <table:table-cell office:value-type="string" calcext:value-type="string">
            <text:p>x</text:p>
          </table:table-cell>
          <table:table-cell office:value-type="float" office:value="194792383" calcext:value-type="float">
            <text:p>194792383</text:p>
          </table:table-cell>
          <table:table-cell office:value-type="float" office:value="1920" calcext:value-type="float">
            <text:p>1920</text:p>
          </table:table-cell>
          <table:table-cell office:value-type="float" office:value="9" calcext:value-type="float">
            <text:p>9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LZ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nc 0.15 <text:s text:c="9"/>aq</text:p>
          </table:table-cell>
          <table:table-cell office:value-type="float" office:value="22156982" calcext:value-type="float">
            <text:p>22156982</text:p>
          </table:table-cell>
          <table:table-cell office:value-type="float" office:value="195604166" calcext:value-type="float">
            <text:p>195604166</text:p>
          </table:table-cell>
          <table:table-cell office:value-type="float" office:value="94888" calcext:value-type="float">
            <text:p>94888</text:p>
          </table:table-cell>
          <table:table-cell office:value-type="string" calcext:value-type="string">
            <text:p>x</text:p>
          </table:table-cell>
          <table:table-cell office:value-type="float" office:value="195699054" calcext:value-type="float">
            <text:p>195699054</text:p>
          </table:table-cell>
          <table:table-cell office:value-type="float" office:value="6843" calcext:value-type="float">
            <text:p>6843</text:p>
          </table:table-cell>
          <table:table-cell office:value-type="float" office:value="6868" calcext:value-type="float">
            <text:p>68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comprolz 0.11.0-bugfix1 <text:s/>-b250 -f</text:p>
          </table:table-cell>
          <table:table-cell office:value-type="float" office:value="22813215" calcext:value-type="float">
            <text:p>22813215</text:p>
          </table:table-cell>
          <table:table-cell office:value-type="float" office:value="196651379" calcext:value-type="float">
            <text:p>196651379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x</text:p>
          </table:table-cell>
          <table:table-cell office:value-type="float" office:value="196680832" calcext:value-type="float">
            <text:p>196680832</text:p>
          </table:table-cell>
          <table:table-cell office:value-type="float" office:value="984" calcext:value-type="float">
            <text:p>984</text:p>
          </table:table-cell>
          <table:table-cell office:value-type="float" office:value="308" calcext:value-type="float">
            <text:p>30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bc 0.970r2 <text:s text:c="6"/>-ad -m3 -b63</text:p>
          </table:table-cell>
          <table:table-cell office:value-type="float" office:value="22470539" calcext:value-type="float">
            <text:p>22470539</text:p>
          </table:table-cell>
          <table:table-cell office:value-type="float" office:value="197066203" calcext:value-type="float">
            <text:p>197066203</text:p>
          </table:table-cell>
          <table:table-cell office:value-type="float" office:value="99094" calcext:value-type="float">
            <text:p>99094</text:p>
          </table:table-cell>
          <table:table-cell office:value-type="string" calcext:value-type="string">
            <text:p>xd</text:p>
          </table:table-cell>
          <table:table-cell office:value-type="float" office:value="197165297" calcext:value-type="float">
            <text:p>197165297</text:p>
          </table:table-cell>
          <table:table-cell office:value-type="float" office:value="1733" calcext:value-type="float">
            <text:p>1733</text:p>
          </table:table-cell>
          <table:table-cell office:value-type="float" office:value="313" calcext:value-type="float">
            <text:p>31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xz 5.2.1--lzma2=preset=9edict=1GiBlc=4pb=0</text:p>
          </table:table-cell>
          <table:table-cell office:value-type="float" office:value="24703772" calcext:value-type="float">
            <text:p>24703772</text:p>
          </table:table-cell>
          <table:table-cell office:value-type="float" office:value="197331816" calcext:value-type="float">
            <text:p>197331816</text:p>
          </table:table-cell>
          <table:table-cell office:value-type="float" office:value="36752" calcext:value-type="float">
            <text:p>36752</text:p>
          </table:table-cell>
          <table:table-cell office:value-type="string" calcext:value-type="string">
            <text:p>xd</text:p>
          </table:table-cell>
          <table:table-cell office:value-type="float" office:value="197368568" calcext:value-type="float">
            <text:p>197368568</text:p>
          </table:table-cell>
          <table:table-cell office:value-type="float" office:value="5876" calcext:value-type="float">
            <text:p>5876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LZ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WinRAR 3.60b3 <text:s text:c="4"/>-mc7:128t+ -sfxWinCon.sfx</text:p>
          </table:table-cell>
          <table:table-cell office:value-type="float" office:value="22713569" calcext:value-type="float">
            <text:p>22713569</text:p>
          </table:table-cell>
          <table:table-cell office:value-type="float" office:value="198454545" calcext:value-type="float">
            <text:p>198454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198454545" calcext:value-type="float">
            <text:p>198454545</text:p>
          </table:table-cell>
          <table:table-cell office:value-type="float" office:value="506" calcext:value-type="float">
            <text:p>506</text:p>
          </table:table-cell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quark v0.95r beta -m1 -d25 -l8</text:p>
          </table:table-cell>
          <table:table-cell office:value-type="float" office:value="22988924" calcext:value-type="float">
            <text:p>22988924</text:p>
          </table:table-cell>
          <table:table-cell office:value-type="float" office:value="198600023" calcext:value-type="float">
            <text:p>198600023</text:p>
          </table:table-cell>
          <table:table-cell office:value-type="float" office:value="80264" calcext:value-type="float">
            <text:p>80264</text:p>
          </table:table-cell>
          <table:table-cell office:value-type="string" calcext:value-type="string">
            <text:p>x</text:p>
          </table:table-cell>
          <table:table-cell office:value-type="float" office:value="198680287" calcext:value-type="float">
            <text:p>198680287</text:p>
          </table:table-cell>
          <table:table-cell office:value-type="float" office:value="27952" calcext:value-type="float">
            <text:p>27952</text:p>
          </table:table-cell>
          <table:table-cell office:value-type="float" office:value="217" calcext:value-type="float">
            <text:p>21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lzip 1.14-rc3 <text:s text:c="4"/>-9 -s512MiB</text:p>
          </table:table-cell>
          <table:table-cell office:value-type="float" office:value="24756063" calcext:value-type="float">
            <text:p>24756063</text:p>
          </table:table-cell>
          <table:table-cell office:value-type="float" office:value="199410543" calcext:value-type="float">
            <text:p>199410543</text:p>
          </table:table-cell>
          <table:table-cell office:value-type="float" office:value="21682" calcext:value-type="float">
            <text:p>21682</text:p>
          </table:table-cell>
          <table:table-cell office:value-type="string" calcext:value-type="string">
            <text:p>s</text:p>
          </table:table-cell>
          <table:table-cell office:value-type="float" office:value="199432225" calcext:value-type="float">
            <text:p>199432225</text:p>
          </table:table-cell>
          <table:table-cell office:value-type="float" office:value="2409" calcext:value-type="float">
            <text:p>2409</text:p>
          </table:table-cell>
          <table:table-cell office:value-type="float" office:value="21" calcext:value-type="float">
            <text:p>21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LZ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mprox 0.11.0-bugfix1 -b250 -f -m100</text:p>
          </table:table-cell>
          <table:table-cell office:value-type="float" office:value="23064386" calcext:value-type="float">
            <text:p>23064386</text:p>
          </table:table-cell>
          <table:table-cell office:value-type="float" office:value="199515912" calcext:value-type="float">
            <text:p>199515912</text:p>
          </table:table-cell>
          <table:table-cell office:value-type="float" office:value="34176" calcext:value-type="float">
            <text:p>34176</text:p>
          </table:table-cell>
          <table:table-cell office:value-type="string" calcext:value-type="string">
            <text:p>x</text:p>
          </table:table-cell>
          <table:table-cell office:value-type="float" office:value="199550088" calcext:value-type="float">
            <text:p>199550088</text:p>
          </table:table-cell>
          <table:table-cell office:value-type="float" office:value="917" calcext:value-type="float">
            <text:p>917</text:p>
          </table:table-cell>
          <table:table-cell office:value-type="float" office:value="153" calcext:value-type="float">
            <text:p>15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ssc 0.95 alpha <text:s text:c="2"/>-b16383</text:p>
          </table:table-cell>
          <table:table-cell office:value-type="float" office:value="23117061" calcext:value-type="float">
            <text:p>23117061</text:p>
          </table:table-cell>
          <table:table-cell office:value-type="float" office:value="201810709" calcext:value-type="float">
            <text:p>201810709</text:p>
          </table:table-cell>
          <table:table-cell office:value-type="float" office:value="45489" calcext:value-type="float">
            <text:p>45489</text:p>
          </table:table-cell>
          <table:table-cell office:value-type="string" calcext:value-type="string">
            <text:p>x</text:p>
          </table:table-cell>
          <table:table-cell office:value-type="float" office:value="201856198" calcext:value-type="float">
            <text:p>201856198</text:p>
          </table:table-cell>
          <table:table-cell office:value-type="float" office:value="578" calcext:value-type="float">
            <text:p>578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W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ashzip 1.0.0 <text:s text:c="3"/>-mx7 -b7</text:p>
          </table:table-cell>
          <table:table-cell office:value-type="float" office:value="23869034" calcext:value-type="float">
            <text:p>23869034</text:p>
          </table:table-cell>
          <table:table-cell office:value-type="float" office:value="202363445" calcext:value-type="float">
            <text:p>202363445</text:p>
          </table:table-cell>
          <table:table-cell office:value-type="float" office:value="123053" calcext:value-type="float">
            <text:p>123053</text:p>
          </table:table-cell>
          <table:table-cell office:value-type="string" calcext:value-type="string">
            <text:p>x</text:p>
          </table:table-cell>
          <table:table-cell office:value-type="float" office:value="202486498" calcext:value-type="float">
            <text:p>202486498</text:p>
          </table:table-cell>
          <table:table-cell office:value-type="float" office:value="1296" calcext:value-type="float">
            <text:p>1296</text:p>
          </table:table-cell>
          <table:table-cell office:value-type="float" office:value="122" calcext:value-type="float">
            <text:p>12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ham 1.0 <text:s text:c="8"/>-d29 -x</text:p>
          </table:table-cell>
          <table:table-cell office:value-type="float" office:value="25002070" calcext:value-type="float">
            <text:p>25002070</text:p>
          </table:table-cell>
          <table:table-cell office:value-type="float" office:value="202237199" calcext:value-type="float">
            <text:p>202237199</text:p>
          </table:table-cell>
          <table:table-cell office:value-type="float" office:value="191600" calcext:value-type="float">
            <text:p>191600</text:p>
          </table:table-cell>
          <table:table-cell office:value-type="string" calcext:value-type="string">
            <text:p>s</text:p>
          </table:table-cell>
          <table:table-cell office:value-type="float" office:value="202428799" calcext:value-type="float">
            <text:p>202428799</text:p>
          </table:table-cell>
          <table:table-cell office:value-type="float" office:value="1096" calcext:value-type="float">
            <text:p>1096</text:p>
          </table:table-cell>
          <table:table-cell office:value-type="float" office:value="6.6" calcext:value-type="float">
            <text:p>6.6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LZ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sarc 3.3 <text:s text:c="8"/>-m5 -d1024m</text:p>
          </table:table-cell>
          <table:table-cell office:value-type="float" office:value="24516202" calcext:value-type="float">
            <text:p>24516202</text:p>
          </table:table-cell>
          <table:table-cell office:value-type="float" office:value="203995005" calcext:value-type="float">
            <text:p>203995005</text:p>
          </table:table-cell>
          <table:table-cell office:value-type="float" office:value="69848" calcext:value-type="float">
            <text:p>69848</text:p>
          </table:table-cell>
          <table:table-cell office:value-type="string" calcext:value-type="string">
            <text:p>s</text:p>
          </table:table-cell>
          <table:table-cell office:value-type="float" office:value="204064853" calcext:value-type="float">
            <text:p>204064853</text:p>
          </table:table-cell>
          <table:table-cell office:value-type="float" office:value="621" calcext:value-type="float">
            <text:p>621</text:p>
          </table:table-cell>
          <table:table-cell office:value-type="float" office:value="22" calcext:value-type="float">
            <text:p>22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cket 1.9 <text:s text:c="7"/>-mx -b512 -h8</text:p>
          </table:table-cell>
          <table:table-cell office:value-type="float" office:value="24968492" calcext:value-type="float">
            <text:p>24968492</text:p>
          </table:table-cell>
          <table:table-cell office:value-type="float" office:value="204195438" calcext:value-type="float">
            <text:p>204195438</text:p>
          </table:table-cell>
          <table:table-cell office:value-type="float" office:value="261967" calcext:value-type="float">
            <text:p>261967</text:p>
          </table:table-cell>
          <table:table-cell office:value-type="string" calcext:value-type="string">
            <text:p>x</text:p>
          </table:table-cell>
          <table:table-cell office:value-type="float" office:value="204457405" calcext:value-type="float">
            <text:p>204457405</text:p>
          </table:table-cell>
          <table:table-cell office:value-type="float" office:value="974" calcext:value-type="float">
            <text:p>974</text:p>
          </table:table-cell>
          <table:table-cell office:value-type="float" office:value="14" calcext:value-type="float">
            <text:p>14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harc 0.6b <text:s text:c="7"/>-mx -md32768</text:p>
          </table:table-cell>
          <table:table-cell office:value-type="float" office:value="23911123" calcext:value-type="float">
            <text:p>23911123</text:p>
          </table:table-cell>
          <table:table-cell office:value-type="float" office:value="208026696" calcext:value-type="float">
            <text:p>208026696</text:p>
          </table:table-cell>
          <table:table-cell office:value-type="float" office:value="73608" calcext:value-type="float">
            <text:p>73608</text:p>
          </table:table-cell>
          <table:table-cell office:value-type="string" calcext:value-type="string">
            <text:p>xd</text:p>
          </table:table-cell>
          <table:table-cell office:value-type="float" office:value="208100304" calcext:value-type="float">
            <text:p>208100304</text:p>
          </table:table-cell>
          <table:table-cell office:value-type="float" office:value="1666" calcext:value-type="float">
            <text:p>1666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TarsaLZP Jan 29 2012</text:p>
          </table:table-cell>
          <table:table-cell office:value-type="float" office:value="24751389" calcext:value-type="float">
            <text:p>24751389</text:p>
          </table:table-cell>
          <table:table-cell office:value-type="float" office:value="208867187" calcext:value-type="float">
            <text:p>208867187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s</text:p>
          </table:table-cell>
          <table:table-cell office:value-type="float" office:value="208880268" calcext:value-type="float">
            <text:p>208880268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~2000</text:p>
          </table:table-cell>
          <table:table-cell office:value-type="string" calcext:value-type="string">
            <text:p>LZP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ZipII 0.2.4 <text:s text:c="4"/>-b8m</text:p>
          </table:table-cell>
          <table:table-cell office:value-type="float" office:value="23846878" calcext:value-type="float">
            <text:p>23846878</text:p>
          </table:table-cell>
          <table:table-cell office:value-type="float" office:value="208993966" calcext:value-type="float">
            <text:p>208993966</text:p>
          </table:table-cell>
          <table:table-cell office:value-type="float" office:value="41645" calcext:value-type="float">
            <text:p>41645</text:p>
          </table:table-cell>
          <table:table-cell office:value-type="string" calcext:value-type="string">
            <text:p>s</text:p>
          </table:table-cell>
          <table:table-cell office:value-type="float" office:value="209035641" calcext:value-type="float">
            <text:p>209035641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4x4 0.2a <text:s text:c="9"/>4t (grzip:m1:h18)</text:p>
          </table:table-cell>
          <table:table-cell office:value-type="float" office:value="23833244" calcext:value-type="float">
            <text:p>23833244</text:p>
          </table:table-cell>
          <table:table-cell office:value-type="float" office:value="208787642" calcext:value-type="float">
            <text:p>208787642</text:p>
          </table:table-cell>
          <table:table-cell office:value-type="float" office:value="317097" calcext:value-type="float">
            <text:p>317097</text:p>
          </table:table-cell>
          <table:table-cell office:value-type="string" calcext:value-type="string">
            <text:p>x</text:p>
          </table:table-cell>
          <table:table-cell office:value-type="float" office:value="209104739" calcext:value-type="float">
            <text:p>209104739</text:p>
          </table:table-cell>
          <table:table-cell office:value-type="float" office:value="386" calcext:value-type="float">
            <text:p>386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rzm 0.07h</text:p>
          </table:table-cell>
          <table:table-cell office:value-type="float" office:value="24361070" calcext:value-type="float">
            <text:p>24361070</text:p>
          </table:table-cell>
          <table:table-cell office:value-type="float" office:value="210126103" calcext:value-type="float">
            <text:p>210126103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x</text:p>
          </table:table-cell>
          <table:table-cell office:value-type="float" office:value="210143770" calcext:value-type="float">
            <text:p>210143770</text:p>
          </table:table-cell>
          <table:table-cell office:value-type="float" office:value="2336" calcext:value-type="float">
            <text:p>2336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pim 2.50 <text:s text:c="9"/>best</text:p>
          </table:table-cell>
          <table:table-cell office:value-type="float" office:value="24303638" calcext:value-type="float">
            <text:p>24303638</text:p>
          </table:table-cell>
          <table:table-cell office:value-type="float" office:value="210124895" calcext:value-type="float">
            <text:p>210124895</text:p>
          </table:table-cell>
          <table:table-cell office:value-type="float" office:value="330901" calcext:value-type="float">
            <text:p>330901</text:p>
          </table:table-cell>
          <table:table-cell office:value-type="string" calcext:value-type="string">
            <text:p>x</text:p>
          </table:table-cell>
          <table:table-cell office:value-type="float" office:value="210455796" calcext:value-type="float">
            <text:p>21045579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~7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CTW 0.1 <text:s text:c="10"/>-d6 -n16M -f16M</text:p>
          </table:table-cell>
          <table:table-cell office:value-type="float" office:value="23670293" calcext:value-type="float">
            <text:p>23670293</text:p>
          </table:table-cell>
          <table:table-cell office:value-type="float" office:value="211995206" calcext:value-type="float">
            <text:p>211995206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x</text:p>
          </table:table-cell>
          <table:table-cell office:value-type="float" office:value="212038452" calcext:value-type="float">
            <text:p>212038452</text:p>
          </table:table-cell>
          <table:table-cell office:value-type="float" office:value="19221" calcext:value-type="float">
            <text:p>19221</text:p>
          </table:table-cell>
          <table:table-cell office:value-type="float" office:value="19524" calcext:value-type="float">
            <text:p>195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oa 0.58b <text:s text:c="8"/>-m15</text:p>
          </table:table-cell>
          <table:table-cell office:value-type="float" office:value="24322643" calcext:value-type="float">
            <text:p>24322643</text:p>
          </table:table-cell>
          <table:table-cell office:value-type="float" office:value="213845481" calcext:value-type="float">
            <text:p>213845481</text:p>
          </table:table-cell>
          <table:table-cell office:value-type="float" office:value="55813" calcext:value-type="float">
            <text:p>55813</text:p>
          </table:table-cell>
          <table:table-cell office:value-type="string" calcext:value-type="string">
            <text:p>x</text:p>
          </table:table-cell>
          <table:table-cell office:value-type="float" office:value="213901294" calcext:value-type="float">
            <text:p>213901294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~4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yxz 0.11 <text:s text:c="9"/>-m9 -b7 -h6</text:p>
          </table:table-cell>
          <table:table-cell office:value-type="float" office:value="25754856" calcext:value-type="float">
            <text:p>25754856</text:p>
          </table:table-cell>
          <table:table-cell office:value-type="float" office:value="214317684" calcext:value-type="float">
            <text:p>214317684</text:p>
          </table:table-cell>
          <table:table-cell office:value-type="float" office:value="131062" calcext:value-type="float">
            <text:p>131062</text:p>
          </table:table-cell>
          <table:table-cell office:value-type="string" calcext:value-type="string">
            <text:p>x</text:p>
          </table:table-cell>
          <table:table-cell office:value-type="float" office:value="214448746" calcext:value-type="float">
            <text:p>214448746</text:p>
          </table:table-cell>
          <table:table-cell office:value-type="float" office:value="642" calcext:value-type="float">
            <text:p>642</text:p>
          </table:table-cell>
          <table:table-cell office:value-type="float" office:value="77" calcext:value-type="float">
            <text:p>77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std 0.6.0 <text:s text:c="7"/>-22 --ultra</text:p>
          </table:table-cell>
          <table:table-cell office:value-type="float" office:value="25405601" calcext:value-type="float">
            <text:p>25405601</text:p>
          </table:table-cell>
          <table:table-cell office:value-type="float" office:value="215674670" calcext:value-type="float">
            <text:p>215674670</text:p>
          </table:table-cell>
          <table:table-cell office:value-type="float" office:value="69687" calcext:value-type="float">
            <text:p>69687</text:p>
          </table:table-cell>
          <table:table-cell office:value-type="string" calcext:value-type="string">
            <text:p>s</text:p>
          </table:table-cell>
          <table:table-cell office:value-type="float" office:value="215744357" calcext:value-type="float">
            <text:p>215744357</text:p>
          </table:table-cell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Z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ornado 0.6 <text:s text:c="6"/>-16</text:p>
          </table:table-cell>
          <table:table-cell office:value-type="float" office:value="25768105" calcext:value-type="float">
            <text:p>25768105</text:p>
          </table:table-cell>
          <table:table-cell office:value-type="float" office:value="217749028" calcext:value-type="float">
            <text:p>217749028</text:p>
          </table:table-cell>
          <table:table-cell office:value-type="float" office:value="83694" calcext:value-type="float">
            <text:p>83694</text:p>
          </table:table-cell>
          <table:table-cell office:value-type="string" calcext:value-type="string">
            <text:p>s</text:p>
          </table:table-cell>
          <table:table-cell office:value-type="float" office:value="217832722" calcext:value-type="float">
            <text:p>217832722</text:p>
          </table:table-cell>
          <table:table-cell office:value-type="float" office:value="1482" calcext:value-type="float">
            <text:p>1482</text:p>
          </table:table-cell>
          <table:table-cell office:value-type="float" office:value="9" calcext:value-type="float">
            <text:p>9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PXj 1.2h <text:s text:c="7"/>9</text:p>
          </table:table-cell>
          <table:table-cell office:value-type="float" office:value="25205783" calcext:value-type="float">
            <text:p>25205783</text:p>
          </table:table-cell>
          <table:table-cell office:value-type="float" office:value="217880584" calcext:value-type="float">
            <text:p>217880584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s</text:p>
          </table:table-cell>
          <table:table-cell office:value-type="float" office:value="217885437" calcext:value-type="float">
            <text:p>217885437</text:p>
          </table:table-cell>
          <table:table-cell office:value-type="float" office:value="783" calcext:value-type="float">
            <text:p>783</text:p>
          </table:table-cell>
          <table:table-cell office:value-type="float" office:value="717" calcext:value-type="float">
            <text:p>717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scmppm 0.93.3 <text:s text:c="4"/>-l 9</text:p>
          </table:table-cell>
          <table:table-cell office:value-type="float" office:value="25198832" calcext:value-type="float">
            <text:p>25198832</text:p>
          </table:table-cell>
          <table:table-cell office:value-type="float" office:value="217867392" calcext:value-type="float">
            <text:p>217867392</text:p>
          </table:table-cell>
          <table:table-cell office:value-type="float" office:value="37043" calcext:value-type="float">
            <text:p>37043</text:p>
          </table:table-cell>
          <table:table-cell office:value-type="string" calcext:value-type="string">
            <text:p>s</text:p>
          </table:table-cell>
          <table:table-cell office:value-type="float" office:value="217904435" calcext:value-type="float">
            <text:p>217904435</text:p>
          </table:table-cell>
          <table:table-cell office:value-type="float" office:value="708" calcext:value-type="float">
            <text:p>708</text:p>
          </table:table-cell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acb 2.00c <text:s text:c="8"/>u</text:p>
          </table:table-cell>
          <table:table-cell office:value-type="float" office:value="25063656" calcext:value-type="float">
            <text:p>25063656</text:p>
          </table:table-cell>
          <table:table-cell office:value-type="float" office:value="218473968" calcext:value-type="float">
            <text:p>218473968</text:p>
          </table:table-cell>
          <table:table-cell office:value-type="float" office:value="38976" calcext:value-type="float">
            <text:p>38976</text:p>
          </table:table-cell>
          <table:table-cell office:value-type="string" calcext:value-type="string">
            <text:p>x</text:p>
          </table:table-cell>
          <table:table-cell office:value-type="float" office:value="218512944" calcext:value-type="float">
            <text:p>218512944</text:p>
          </table:table-cell>
          <table:table-cell office:value-type="float" office:value="10656" calcext:value-type="float">
            <text:p>10656</text:p>
          </table:table-cell>
          <table:table-cell office:value-type="float" office:value="10883" calcext:value-type="float">
            <text:p>108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ushm</text:p>
          </table:table-cell>
          <table:table-cell office:value-type="float" office:value="25013576" calcext:value-type="float">
            <text:p>25013576</text:p>
          </table:table-cell>
          <table:table-cell office:value-type="float" office:value="218656416" calcext:value-type="float">
            <text:p>218656416</text:p>
          </table:table-cell>
          <table:table-cell office:value-type="float" office:value="30097" calcext:value-type="float">
            <text:p>30097</text:p>
          </table:table-cell>
          <table:table-cell office:value-type="string" calcext:value-type="string">
            <text:p>x</text:p>
          </table:table-cell>
          <table:table-cell office:value-type="float" office:value="218686513" calcext:value-type="float">
            <text:p>218686513</text:p>
          </table:table-cell>
          <table:table-cell office:value-type="float" office:value="617" calcext:value-type="float">
            <text:p>617</text:p>
          </table:table-cell>
          <table:table-cell office:value-type="float" office:value="649" calcext:value-type="float">
            <text:p>6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X v1.0</text:p>
          </table:table-cell>
          <table:table-cell office:value-type="float" office:value="24971871" calcext:value-type="float">
            <text:p>24971871</text:p>
          </table:table-cell>
          <table:table-cell office:value-type="float" office:value="219091398" calcext:value-type="float">
            <text:p>219091398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s</text:p>
          </table:table-cell>
          <table:table-cell office:value-type="float" office:value="219094452" calcext:value-type="float">
            <text:p>219094452</text:p>
          </table:table-cell>
          <table:table-cell office:value-type="float" office:value="1838" calcext:value-type="float">
            <text:p>1838</text:p>
          </table:table-cell>
          <table:table-cell office:value-type="float" office:value="1809" calcext:value-type="float">
            <text:p>180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GCA 1.10 <text:s text:c="8"/>default+SFX</text:p>
          </table:table-cell>
          <table:table-cell office:value-type="float" office:value="25203248" calcext:value-type="float">
            <text:p>25203248</text:p>
          </table:table-cell>
          <table:table-cell office:value-type="float" office:value="219655072" calcext:value-type="float">
            <text:p>219655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219655072" calcext:value-type="float">
            <text:p>219655072</text:p>
          </table:table-cell>
          <table:table-cell office:value-type="float" office:value="858" calcext:value-type="float">
            <text:p>858</text:p>
          </table:table-cell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eez 5.20.4600 <text:s/>sqx2.0 32MB Ultra</text:p>
          </table:table-cell>
          <table:table-cell office:value-type="float" office:value="25118441" calcext:value-type="float">
            <text:p>25118441</text:p>
          </table:table-cell>
          <table:table-cell office:value-type="float" office:value="220004873" calcext:value-type="float">
            <text:p>220004873</text:p>
          </table:table-cell>
          <table:table-cell office:value-type="float" office:value="91019" calcext:value-type="float">
            <text:p>91019</text:p>
          </table:table-cell>
          <table:table-cell office:value-type="string" calcext:value-type="string">
            <text:p>xd</text:p>
          </table:table-cell>
          <table:table-cell office:value-type="float" office:value="220095892" calcext:value-type="float">
            <text:p>220095892</text:p>
          </table:table-cell>
          <table:table-cell office:value-type="float" office:value="2575" calcext:value-type="float">
            <text:p>2575</text:p>
          </table:table-cell>
          <table:table-cell office:value-type="float" office:value="116" calcext:value-type="float">
            <text:p>116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q2</text:p>
          </table:table-cell>
          <table:table-cell office:value-type="float" office:value="25287775" calcext:value-type="float">
            <text:p>25287775</text:p>
          </table:table-cell>
          <table:table-cell office:value-type="float" office:value="221242386" calcext:value-type="float">
            <text:p>221242386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s</text:p>
          </table:table-cell>
          <table:table-cell office:value-type="float" office:value="221245815" calcext:value-type="float">
            <text:p>221245815</text:p>
          </table:table-cell>
          <table:table-cell office:value-type="float" office:value="20183" calcext:value-type="float">
            <text:p>20183</text:p>
          </table:table-cell>
          <table:table-cell office:value-type="float" office:value="20186" calcext:value-type="float">
            <text:p>2018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TinyCM 0.1 <text:s text:c="7"/>9</text:p>
          </table:table-cell>
          <table:table-cell office:value-type="float" office:value="25913605" calcext:value-type="float">
            <text:p>25913605</text:p>
          </table:table-cell>
          <table:table-cell office:value-type="float" office:value="221773542" calcext:value-type="float">
            <text:p>221773542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x</text:p>
          </table:table-cell>
          <table:table-cell office:value-type="float" office:value="221786095" calcext:value-type="float">
            <text:p>221786095</text:p>
          </table:table-cell>
          <table:table-cell office:value-type="float" office:value="1342" calcext:value-type="float">
            <text:p>1342</text:p>
          </table:table-cell>
          <table:table-cell office:value-type="float" office:value="1330" calcext:value-type="float">
            <text:p>1330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mc <text:s text:c="14"/>c 1800000000</text:p>
          </table:table-cell>
          <table:table-cell office:value-type="float" office:value="25320517" calcext:value-type="float">
            <text:p>25320517</text:p>
          </table:table-cell>
          <table:table-cell office:value-type="float" office:value="222605607" calcext:value-type="float">
            <text:p>222605607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s</text:p>
          </table:table-cell>
          <table:table-cell office:value-type="float" office:value="222607827" calcext:value-type="float">
            <text:p>222607827</text:p>
          </table:table-cell>
          <table:table-cell office:value-type="float" office:value="676" calcext:value-type="float">
            <text:p>676</text:p>
          </table:table-cell>
          <table:table-cell office:value-type="float" office:value="721" calcext:value-type="float">
            <text:p>72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MC</text:p>
          </table:table-cell>
          <table:table-cell/>
        </table:table-row>
        <table:table-row table:style-name="ro1">
          <table:table-cell office:value-type="string" calcext:value-type="string">
            <text:p>lza 0.82b <text:s text:c="8"/>-mx9 -b7 -h7</text:p>
          </table:table-cell>
          <table:table-cell office:value-type="float" office:value="26396613" calcext:value-type="float">
            <text:p>26396613</text:p>
          </table:table-cell>
          <table:table-cell office:value-type="float" office:value="222808457" calcext:value-type="float">
            <text:p>222808457</text:p>
          </table:table-cell>
          <table:table-cell office:value-type="float" office:value="285766" calcext:value-type="float">
            <text:p>285766</text:p>
          </table:table-cell>
          <table:table-cell office:value-type="string" calcext:value-type="string">
            <text:p>x</text:p>
          </table:table-cell>
          <table:table-cell office:value-type="float" office:value="223094223" calcext:value-type="float">
            <text:p>223094223</text:p>
          </table:table-cell>
          <table:table-cell office:value-type="float" office:value="449" calcext:value-type="float">
            <text:p>449</text:p>
          </table:table-cell>
          <table:table-cell office:value-type="float" office:value="9.7" calcext:value-type="float">
            <text:p>9.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otli 18-Feb-2016 -q 11 -w 24</text:p>
          </table:table-cell>
          <table:table-cell office:value-type="float" office:value="25764698" calcext:value-type="float">
            <text:p>25764698</text:p>
          </table:table-cell>
          <table:table-cell office:value-type="float" office:value="223597884" calcext:value-type="float">
            <text:p>223597884</text:p>
          </table:table-cell>
          <table:table-cell office:value-type="float" office:value="542385" calcext:value-type="float">
            <text:p>542385</text:p>
          </table:table-cell>
          <table:table-cell office:value-type="string" calcext:value-type="string">
            <text:p>s</text:p>
          </table:table-cell>
          <table:table-cell office:value-type="float" office:value="224140269" calcext:value-type="float">
            <text:p>224140269</text:p>
          </table:table-cell>
          <table:table-cell office:value-type="float" office:value="3400" calcext:value-type="float">
            <text:p>3400</text:p>
          </table:table-cell>
          <table:table-cell office:value-type="float" office:value="5.9" calcext:value-type="float">
            <text:p>5.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zip 1.12a <text:s text:c="7"/>-b41o16</text:p>
          </table:table-cell>
          <table:table-cell office:value-type="float" office:value="26120472" calcext:value-type="float">
            <text:p>26120472</text:p>
          </table:table-cell>
          <table:table-cell office:value-type="float" office:value="227586463" calcext:value-type="float">
            <text:p>227586463</text:p>
          </table:table-cell>
          <table:table-cell office:value-type="float" office:value="31708" calcext:value-type="float">
            <text:p>31708</text:p>
          </table:table-cell>
          <table:table-cell office:value-type="string" calcext:value-type="string">
            <text:p>x</text:p>
          </table:table-cell>
          <table:table-cell office:value-type="float" office:value="227618171" calcext:value-type="float">
            <text:p>227618171</text:p>
          </table:table-cell>
          <table:table-cell office:value-type="float" office:value="1191" calcext:value-type="float">
            <text:p>1191</text:p>
          </table:table-cell>
          <table:table-cell office:value-type="float" office:value="289" calcext:value-type="float">
            <text:p>2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W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lz 1.13 <text:s text:c="8"/>ex</text:p>
          </table:table-cell>
          <table:table-cell office:value-type="float" office:value="26421416" calcext:value-type="float">
            <text:p>26421416</text:p>
          </table:table-cell>
          <table:table-cell office:value-type="float" office:value="228337644" calcext:value-type="float">
            <text:p>228337644</text:p>
          </table:table-cell>
          <table:table-cell office:value-type="float" office:value="49024" calcext:value-type="float">
            <text:p>49024</text:p>
          </table:table-cell>
          <table:table-cell office:value-type="string" calcext:value-type="string">
            <text:p>x</text:p>
          </table:table-cell>
          <table:table-cell office:value-type="float" office:value="228286668" calcext:value-type="float">
            <text:p>228286668</text:p>
          </table:table-cell>
          <table:table-cell office:value-type="float" office:value="3700" calcext:value-type="float">
            <text:p>370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lzpm 0.11 <text:s text:c="8"/>9</text:p>
          </table:table-cell>
          <table:table-cell office:value-type="float" office:value="26501542" calcext:value-type="float">
            <text:p>26501542</text:p>
          </table:table-cell>
          <table:table-cell office:value-type="float" office:value="229083971" calcext:value-type="float">
            <text:p>229083971</text:p>
          </table:table-cell>
          <table:table-cell office:value-type="float" office:value="46824" calcext:value-type="float">
            <text:p>46824</text:p>
          </table:table-cell>
          <table:table-cell office:value-type="string" calcext:value-type="string">
            <text:p>x</text:p>
          </table:table-cell>
          <table:table-cell office:value-type="float" office:value="229130795" calcext:value-type="float">
            <text:p>229130795</text:p>
          </table:table-cell>
          <table:table-cell office:value-type="float" office:value="15395" calcext:value-type="float">
            <text:p>15395</text:p>
          </table:table-cell>
          <table:table-cell office:value-type="float" office:value="57" calcext:value-type="float">
            <text:p>5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qazar 0.0pre5 <text:s text:c="4"/>-l7 -d9 -x7</text:p>
          </table:table-cell>
          <table:table-cell office:value-type="float" office:value="26455170" calcext:value-type="float">
            <text:p>26455170</text:p>
          </table:table-cell>
          <table:table-cell office:value-type="float" office:value="229846871" calcext:value-type="float">
            <text:p>229846871</text:p>
          </table:table-cell>
          <table:table-cell office:value-type="float" office:value="71959" calcext:value-type="float">
            <text:p>71959</text:p>
          </table:table-cell>
          <table:table-cell office:value-type="string" calcext:value-type="string">
            <text:p>x</text:p>
          </table:table-cell>
          <table:table-cell office:value-type="float" office:value="229918830" calcext:value-type="float">
            <text:p>229918830</text:p>
          </table:table-cell>
          <table:table-cell office:value-type="float" office:value="5738" calcext:value-type="float">
            <text:p>5738</text:p>
          </table:table-cell>
          <table:table-cell office:value-type="float" office:value="903" calcext:value-type="float">
            <text:p>9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KuaiZip 2.3.2 x86</text:p>
          </table:table-cell>
          <table:table-cell office:value-type="float" office:value="25895915" calcext:value-type="float">
            <text:p>25895915</text:p>
          </table:table-cell>
          <table:table-cell office:value-type="float" office:value="227905650" calcext:value-type="float">
            <text:p>227905650</text:p>
          </table:table-cell>
          <table:table-cell office:value-type="float" office:value="3857649" calcext:value-type="float">
            <text:p>3857649</text:p>
          </table:table-cell>
          <table:table-cell office:value-type="string" calcext:value-type="string">
            <text:p>x</text:p>
          </table:table-cell>
          <table:table-cell office:value-type="float" office:value="231763299" calcext:value-type="float">
            <text:p>231763299</text:p>
          </table:table-cell>
          <table:table-cell office:value-type="float" office:value="1061" calcext:value-type="float">
            <text:p>106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c 0.050 <text:s text:c="9"/>-8</text:p>
          </table:table-cell>
          <table:table-cell office:value-type="float" office:value="26763343" calcext:value-type="float">
            <text:p>26763343</text:p>
          </table:table-cell>
          <table:table-cell office:value-type="float" office:value="232784501" calcext:value-type="float">
            <text:p>232784501</text:p>
          </table:table-cell>
          <table:table-cell office:value-type="float" office:value="46100" calcext:value-type="float">
            <text:p>46100</text:p>
          </table:table-cell>
          <table:table-cell office:value-type="string" calcext:value-type="string">
            <text:p>x</text:p>
          </table:table-cell>
          <table:table-cell office:value-type="float" office:value="232830601" calcext:value-type="float">
            <text:p>232830601</text:p>
          </table:table-cell>
          <table:table-cell office:value-type="float" office:value="8218" calcext:value-type="float">
            <text:p>8218</text:p>
          </table:table-cell>
          <table:table-cell office:value-type="float" office:value="1503" calcext:value-type="float">
            <text:p>1503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s J <text:s text:c="11"/>-o5</text:p>
          </table:table-cell>
          <table:table-cell office:value-type="float" office:value="26310248" calcext:value-type="float">
            <text:p>26310248</text:p>
          </table:table-cell>
          <table:table-cell office:value-type="float" office:value="233442414" calcext:value-type="float">
            <text:p>233442414</text:p>
          </table:table-cell>
          <table:table-cell office:value-type="float" office:value="16467" calcext:value-type="float">
            <text:p>16467</text:p>
          </table:table-cell>
          <table:table-cell office:value-type="string" calcext:value-type="string">
            <text:p>x</text:p>
          </table:table-cell>
          <table:table-cell office:value-type="float" office:value="233458881" calcext:value-type="float">
            <text:p>233458881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dzo beta</text:p>
          </table:table-cell>
          <table:table-cell office:value-type="float" office:value="26616115" calcext:value-type="float">
            <text:p>26616115</text:p>
          </table:table-cell>
          <table:table-cell office:value-type="float" office:value="235056859" calcext:value-type="float">
            <text:p>235056859</text:p>
          </table:table-cell>
          <table:table-cell office:value-type="float" office:value="618883" calcext:value-type="float">
            <text:p>618883</text:p>
          </table:table-cell>
          <table:table-cell office:value-type="string" calcext:value-type="string">
            <text:p>x</text:p>
          </table:table-cell>
          <table:table-cell office:value-type="float" office:value="235675742" calcext:value-type="float">
            <text:p>235675742</text:p>
          </table:table-cell>
          <table:table-cell office:value-type="float" office:value="1088" calcext:value-type="float">
            <text:p>1088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rox_ba 20110929</text:p>
          </table:table-cell>
          <table:table-cell office:value-type="float" office:value="27828189" calcext:value-type="float">
            <text:p>27828189</text:p>
          </table:table-cell>
          <table:table-cell office:value-type="float" office:value="242846243" calcext:value-type="float">
            <text:p>242846243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s</text:p>
          </table:table-cell>
          <table:table-cell office:value-type="float" office:value="242850377" calcext:value-type="float">
            <text:p>242850377</text:p>
          </table:table-cell>
          <table:table-cell office:value-type="float" office:value="397" calcext:value-type="float">
            <text:p>397</text:p>
          </table:table-cell>
          <table:table-cell office:value-type="float" office:value="101" calcext:value-type="float">
            <text:p>10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WT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inTurtle 1.60 <text:s text:c="3"/>512 MB buffer</text:p>
          </table:table-cell>
          <table:table-cell office:value-type="float" office:value="28379612" calcext:value-type="float">
            <text:p>28379612</text:p>
          </table:table-cell>
          <table:table-cell office:value-type="float" office:value="245217944" calcext:value-type="float">
            <text:p>245217944</text:p>
          </table:table-cell>
          <table:table-cell office:value-type="float" office:value="160090" calcext:value-type="float">
            <text:p>160090</text:p>
          </table:table-cell>
          <table:table-cell office:value-type="string" calcext:value-type="string">
            <text:p>x</text:p>
          </table:table-cell>
          <table:table-cell office:value-type="float" office:value="245378034" calcext:value-type="float">
            <text:p>24537803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diz</text:p>
          </table:table-cell>
          <table:table-cell office:value-type="float" office:value="26545256" calcext:value-type="float">
            <text:p>26545256</text:p>
          </table:table-cell>
          <table:table-cell office:value-type="float" office:value="246679382" calcext:value-type="float">
            <text:p>246679382</text:p>
          </table:table-cell>
          <table:table-cell office:value-type="float" office:value="12945" calcext:value-type="float">
            <text:p>12945</text:p>
          </table:table-cell>
          <table:table-cell office:value-type="string" calcext:value-type="string">
            <text:p>s</text:p>
          </table:table-cell>
          <table:table-cell office:value-type="float" office:value="246692327" calcext:value-type="float">
            <text:p>246692327</text:p>
          </table:table-cell>
          <table:table-cell office:value-type="float" office:value="21240" calcext:value-type="float">
            <text:p>21240</text:p>
          </table:table-cell>
          <table:table-cell office:value-type="float" office:value="22746" calcext:value-type="float">
            <text:p>2274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barc 1.00.0601 <text:s/>-m lzx:21</text:p>
          </table:table-cell>
          <table:table-cell office:value-type="float" office:value="28465607" calcext:value-type="float">
            <text:p>28465607</text:p>
          </table:table-cell>
          <table:table-cell office:value-type="float" office:value="250756595" calcext:value-type="float">
            <text:p>250756595</text:p>
          </table:table-cell>
          <table:table-cell office:value-type="float" office:value="51917" calcext:value-type="float">
            <text:p>51917</text:p>
          </table:table-cell>
          <table:table-cell office:value-type="string" calcext:value-type="string">
            <text:p>xd</text:p>
          </table:table-cell>
          <table:table-cell office:value-type="float" office:value="250808853" calcext:value-type="float">
            <text:p>250808853</text:p>
          </table:table-cell>
          <table:table-cell office:value-type="float" office:value="1619" calcext:value-type="float">
            <text:p>16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r3</text:p>
          </table:table-cell>
          <table:table-cell office:value-type="float" office:value="28926691" calcext:value-type="float">
            <text:p>28926691</text:p>
          </table:table-cell>
          <table:table-cell office:value-type="float" office:value="253031980" calcext:value-type="float">
            <text:p>253031980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s</text:p>
          </table:table-cell>
          <table:table-cell office:value-type="float" office:value="253054625" calcext:value-type="float">
            <text:p>253054625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zip2 1.0.2 <text:s text:c="6"/>-9</text:p>
          </table:table-cell>
          <table:table-cell office:value-type="float" office:value="29008736" calcext:value-type="float">
            <text:p>29008736</text:p>
          </table:table-cell>
          <table:table-cell office:value-type="float" office:value="253977839" calcext:value-type="float">
            <text:p>253977839</text:p>
          </table:table-cell>
          <table:table-cell office:value-type="float" office:value="30036" calcext:value-type="float">
            <text:p>30036</text:p>
          </table:table-cell>
          <table:table-cell office:value-type="string" calcext:value-type="string">
            <text:p>x</text:p>
          </table:table-cell>
          <table:table-cell office:value-type="float" office:value="254007875" calcext:value-type="float">
            <text:p>254007875</text:p>
          </table:table-cell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WT</text:p>
          </table:table-cell>
          <table:table-cell/>
        </table:table-row>
        <table:table-row table:style-name="ro1">
          <table:table-cell office:value-type="string" calcext:value-type="string">
            <text:p>rh5_x64 <text:s text:c="10"/>-window:27 c6</text:p>
          </table:table-cell>
          <table:table-cell office:value-type="float" office:value="29078552" calcext:value-type="float">
            <text:p>29078552</text:p>
          </table:table-cell>
          <table:table-cell office:value-type="float" office:value="254220469" calcext:value-type="float">
            <text:p>254220469</text:p>
          </table:table-cell>
          <table:table-cell office:value-type="float" office:value="36744" calcext:value-type="float">
            <text:p>36744</text:p>
          </table:table-cell>
          <table:table-cell office:value-type="string" calcext:value-type="string">
            <text:p>x</text:p>
          </table:table-cell>
          <table:table-cell office:value-type="float" office:value="254257213" calcext:value-type="float">
            <text:p>254257213</text:p>
          </table:table-cell>
          <table:table-cell office:value-type="float" office:value="196" calcext:value-type="float">
            <text:p>196</text:p>
          </table:table-cell>
          <table:table-cell office:value-type="float" office:value="9.4" calcext:value-type="float">
            <text:p>9.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OL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ngeCoderC v1.7 <text:s/>c7 26</text:p>
          </table:table-cell>
          <table:table-cell office:value-type="float" office:value="28788013" calcext:value-type="float">
            <text:p>28788013</text:p>
          </table:table-cell>
          <table:table-cell office:value-type="float" office:value="254527369" calcext:value-type="float">
            <text:p>254527369</text:p>
          </table:table-cell>
          <table:table-cell office:value-type="float" office:value="7858" calcext:value-type="float">
            <text:p>7858</text:p>
          </table:table-cell>
          <table:table-cell office:value-type="string" calcext:value-type="string">
            <text:p>x</text:p>
          </table:table-cell>
          <table:table-cell office:value-type="float" office:value="254535227" calcext:value-type="float">
            <text:p>254535227</text:p>
          </table:table-cell>
          <table:table-cell office:value-type="float" office:value="2460" calcext:value-type="float">
            <text:p>2460</text:p>
          </table:table-cell>
          <table:table-cell office:value-type="float" office:value="2436" calcext:value-type="float">
            <text:p>2436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ad v1.11 <text:s text:c="7"/>-x</text:p>
          </table:table-cell>
          <table:table-cell office:value-type="float" office:value="29110579" calcext:value-type="float">
            <text:p>29110579</text:p>
          </table:table-cell>
          <table:table-cell office:value-type="float" office:value="256145858" calcext:value-type="float">
            <text:p>256145858</text:p>
          </table:table-cell>
          <table:table-cell office:value-type="float" office:value="13387" calcext:value-type="float">
            <text:p>13387</text:p>
          </table:table-cell>
          <table:table-cell office:value-type="string" calcext:value-type="string">
            <text:p>s</text:p>
          </table:table-cell>
          <table:table-cell office:value-type="float" office:value="256159245" calcext:value-type="float">
            <text:p>256159245</text:p>
          </table:table-cell>
          <table:table-cell office:value-type="float" office:value="956" calcext:value-type="float">
            <text:p>956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WinACE <text:s text:c="11"/>-sfx -m5 -d4096</text:p>
          </table:table-cell>
          <table:table-cell office:value-type="float" office:value="29481470" calcext:value-type="float">
            <text:p>29481470</text:p>
          </table:table-cell>
          <table:table-cell office:value-type="float" office:value="257237710" calcext:value-type="float">
            <text:p>257237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257237710" calcext:value-type="float">
            <text:p>257237710</text:p>
          </table:table-cell>
          <table:table-cell office:value-type="float" office:value="1080" calcext:value-type="float">
            <text:p>108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sr 0.01</text:p>
          </table:table-cell>
          <table:table-cell office:value-type="float" office:value="29433834" calcext:value-type="float">
            <text:p>29433834</text:p>
          </table:table-cell>
          <table:table-cell office:value-type="float" office:value="258912605" calcext:value-type="float">
            <text:p>258912605</text:p>
          </table:table-cell>
          <table:table-cell office:value-type="float" office:value="40287" calcext:value-type="float">
            <text:p>40287</text:p>
          </table:table-cell>
          <table:table-cell office:value-type="string" calcext:value-type="string">
            <text:p>x</text:p>
          </table:table-cell>
          <table:table-cell office:value-type="float" office:value="258952892" calcext:value-type="float">
            <text:p>258952892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zling 20160107 e4</text:p>
          </table:table-cell>
          <table:table-cell office:value-type="float" office:value="29721114" calcext:value-type="float">
            <text:p>29721114</text:p>
          </table:table-cell>
          <table:table-cell office:value-type="float" office:value="259475639" calcext:value-type="float">
            <text:p>259475639</text:p>
          </table:table-cell>
          <table:table-cell office:value-type="float" office:value="35582" calcext:value-type="float">
            <text:p>35582</text:p>
          </table:table-cell>
          <table:table-cell office:value-type="string" calcext:value-type="string">
            <text:p>s</text:p>
          </table:table-cell>
          <table:table-cell office:value-type="float" office:value="259511221" calcext:value-type="float">
            <text:p>25951122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L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xpv5 <text:s text:c="13"/>c2</text:p>
          </table:table-cell>
          <table:table-cell office:value-type="float" office:value="29963217" calcext:value-type="float">
            <text:p>29963217</text:p>
          </table:table-cell>
          <table:table-cell office:value-type="float" office:value="262525246" calcext:value-type="float">
            <text:p>262525246</text:p>
          </table:table-cell>
          <table:table-cell office:value-type="float" office:value="14371" calcext:value-type="float">
            <text:p>14371</text:p>
          </table:table-cell>
          <table:table-cell office:value-type="string" calcext:value-type="string">
            <text:p>x</text:p>
          </table:table-cell>
          <table:table-cell office:value-type="float" office:value="262539617" calcext:value-type="float">
            <text:p>262539617</text:p>
          </table:table-cell>
          <table:table-cell office:value-type="float" office:value="2359" calcext:value-type="float">
            <text:p>2359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3c 1.0</text:p>
          </table:table-cell>
          <table:table-cell office:value-type="float" office:value="29731019" calcext:value-type="float">
            <text:p>29731019</text:p>
          </table:table-cell>
          <table:table-cell office:value-type="float" office:value="266035006" calcext:value-type="float">
            <text:p>266035006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x</text:p>
          </table:table-cell>
          <table:table-cell office:value-type="float" office:value="266042707" calcext:value-type="float">
            <text:p>266042707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c v0.08 <text:s text:c="8"/>10</text:p>
          </table:table-cell>
          <table:table-cell office:value-type="float" office:value="30611315" calcext:value-type="float">
            <text:p>30611315</text:p>
          </table:table-cell>
          <table:table-cell office:value-type="float" office:value="266565255" calcext:value-type="float">
            <text:p>266565255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x</text:p>
          </table:table-cell>
          <table:table-cell office:value-type="float" office:value="266576619" calcext:value-type="float">
            <text:p>266576619</text:p>
          </table:table-cell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nakamichi 2019-Jul-01</text:p>
          </table:table-cell>
          <table:table-cell office:value-type="float" office:value="32917888" calcext:value-type="float">
            <text:p>32917888</text:p>
          </table:table-cell>
          <table:table-cell office:value-type="float" office:value="277293058" calcext:value-type="float">
            <text:p>277293058</text:p>
          </table:table-cell>
          <table:table-cell office:value-type="float" office:value="112899" calcext:value-type="float">
            <text:p>112899</text:p>
          </table:table-cell>
          <table:table-cell office:value-type="string" calcext:value-type="string">
            <text:p>s</text:p>
          </table:table-cell>
          <table:table-cell office:value-type="float" office:value="277405957" calcext:value-type="float">
            <text:p>277405957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1.3" calcext:value-type="float">
            <text:p>1.3</text:p>
          </table:table-cell>
          <table:table-cell office:value-type="float" office:value="302000" calcext:value-type="float">
            <text:p>302000</text:p>
          </table:table-cell>
          <table:table-cell office:value-type="string" calcext:value-type="string">
            <text:p>LZS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rush 1.00 <text:s text:c="7"/>cx</text:p>
          </table:table-cell>
          <table:table-cell office:value-type="float" office:value="31731711" calcext:value-type="float">
            <text:p>31731711</text:p>
          </table:table-cell>
          <table:table-cell office:value-type="float" office:value="279491430" calcext:value-type="float">
            <text:p>27949143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</text:p>
          </table:table-cell>
          <table:table-cell office:value-type="float" office:value="279493919" calcext:value-type="float">
            <text:p>279493919</text:p>
          </table:table-cell>
          <table:table-cell office:value-type="float" office:value="948" calcext:value-type="float">
            <text:p>948</text:p>
          </table:table-cell>
          <table:table-cell office:value-type="float" office:value="2.9" calcext:value-type="float">
            <text:p>2.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Z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xeloz 0.3.5.3 <text:s text:c="4"/>c889</text:p>
          </table:table-cell>
          <table:table-cell office:value-type="float" office:value="32441272" calcext:value-type="float">
            <text:p>32441272</text:p>
          </table:table-cell>
          <table:table-cell office:value-type="float" office:value="283621211" calcext:value-type="float">
            <text:p>283621211</text:p>
          </table:table-cell>
          <table:table-cell office:value-type="float" office:value="18771" calcext:value-type="float">
            <text:p>18771</text:p>
          </table:table-cell>
          <table:table-cell office:value-type="string" calcext:value-type="string">
            <text:p>s</text:p>
          </table:table-cell>
          <table:table-cell office:value-type="float" office:value="283639982" calcext:value-type="float">
            <text:p>283639982</text:p>
          </table:table-cell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zp 0.2</text:p>
          </table:table-cell>
          <table:table-cell office:value-type="float" office:value="31563865" calcext:value-type="float">
            <text:p>31563865</text:p>
          </table:table-cell>
          <table:table-cell office:value-type="float" office:value="283908295" calcext:value-type="float">
            <text:p>283908295</text:p>
          </table:table-cell>
          <table:table-cell office:value-type="float" office:value="36808" calcext:value-type="float">
            <text:p>36808</text:p>
          </table:table-cell>
          <table:table-cell office:value-type="string" calcext:value-type="string">
            <text:p>x</text:p>
          </table:table-cell>
          <table:table-cell office:value-type="float" office:value="283945103" calcext:value-type="float">
            <text:p>283945103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lzwg <text:s text:c="13"/>-27</text:p>
          </table:table-cell>
          <table:table-cell office:value-type="float" office:value="34423369" calcext:value-type="float">
            <text:p>34423369</text:p>
          </table:table-cell>
          <table:table-cell office:value-type="float" office:value="284356322" calcext:value-type="float">
            <text:p>284356322</text:p>
          </table:table-cell>
          <table:table-cell office:value-type="float" office:value="19828" calcext:value-type="float">
            <text:p>19828</text:p>
          </table:table-cell>
          <table:table-cell office:value-type="string" calcext:value-type="string">
            <text:p>xd</text:p>
          </table:table-cell>
          <table:table-cell office:value-type="float" office:value="284376150" calcext:value-type="float">
            <text:p>284376150</text:p>
          </table:table-cell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LZW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a 0.98 <text:s text:c="10"/>a2</text:p>
          </table:table-cell>
          <table:table-cell office:value-type="float" office:value="31250524" calcext:value-type="float">
            <text:p>31250524</text:p>
          </table:table-cell>
          <table:table-cell office:value-type="float" office:value="285739328" calcext:value-type="float">
            <text:p>285739328</text:p>
          </table:table-cell>
          <table:table-cell office:value-type="float" office:value="28404" calcext:value-type="float">
            <text:p>28404</text:p>
          </table:table-cell>
          <table:table-cell office:value-type="string" calcext:value-type="string">
            <text:p>x</text:p>
          </table:table-cell>
          <table:table-cell office:value-type="float" office:value="285767732" calcext:value-type="float">
            <text:p>285767732</text:p>
          </table:table-cell>
          <table:table-cell office:value-type="float" office:value="2010" calcext:value-type="float">
            <text:p>2010</text:p>
          </table:table-cell>
          <table:table-cell office:value-type="float" office:value="1800" calcext:value-type="float">
            <text:p>18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ulz 0.06 <text:s text:c="9"/>c9</text:p>
          </table:table-cell>
          <table:table-cell office:value-type="float" office:value="32945292" calcext:value-type="float">
            <text:p>32945292</text:p>
          </table:table-cell>
          <table:table-cell office:value-type="float" office:value="291028084" calcext:value-type="float">
            <text:p>291028084</text:p>
          </table:table-cell>
          <table:table-cell office:value-type="float" office:value="49450" calcext:value-type="float">
            <text:p>49450</text:p>
          </table:table-cell>
          <table:table-cell office:value-type="string" calcext:value-type="string">
            <text:p>x</text:p>
          </table:table-cell>
          <table:table-cell office:value-type="float" office:value="291077534" calcext:value-type="float">
            <text:p>291077534</text:p>
          </table:table-cell>
          <table:table-cell office:value-type="float" office:value="325" calcext:value-type="float">
            <text:p>325</text:p>
          </table:table-cell>
          <table:table-cell office:value-type="float" office:value="1.1" calcext:value-type="float">
            <text:p>1.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LZ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rolz</text:p>
          </table:table-cell>
          <table:table-cell office:value-type="float" office:value="33310676" calcext:value-type="float">
            <text:p>33310676</text:p>
          </table:table-cell>
          <table:table-cell office:value-type="float" office:value="292448365" calcext:value-type="float">
            <text:p>292448365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s</text:p>
          </table:table-cell>
          <table:table-cell office:value-type="float" office:value="292452949" calcext:value-type="float">
            <text:p>292452949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cssr 0.2 <text:s text:c="8"/>-b7 -l9</text:p>
          </table:table-cell>
          <table:table-cell office:value-type="float" office:value="34549048" calcext:value-type="float">
            <text:p>34549048</text:p>
          </table:table-cell>
          <table:table-cell office:value-type="float" office:value="296160661" calcext:value-type="float">
            <text:p>296160661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x</text:p>
          </table:table-cell>
          <table:table-cell office:value-type="float" office:value="296169463" calcext:value-type="float">
            <text:p>296169463</text:p>
          </table:table-cell>
          <table:table-cell office:value-type="float" office:value="8186" calcext:value-type="float">
            <text:p>8186</text:p>
          </table:table-cell>
          <table:table-cell office:value-type="float" office:value="8281" calcext:value-type="float">
            <text:p>828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zlite</text:p>
          </table:table-cell>
          <table:table-cell office:value-type="float" office:value="33975840" calcext:value-type="float">
            <text:p>33975840</text:p>
          </table:table-cell>
          <table:table-cell office:value-type="float" office:value="298470807" calcext:value-type="float">
            <text:p>298470807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s</text:p>
          </table:table-cell>
          <table:table-cell office:value-type="float" office:value="298475687" calcext:value-type="float">
            <text:p>29847568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azy 1.00 <text:s text:c="8"/>5</text:p>
          </table:table-cell>
          <table:table-cell office:value-type="float" office:value="35024082" calcext:value-type="float">
            <text:p>35024082</text:p>
          </table:table-cell>
          <table:table-cell office:value-type="float" office:value="306245949" calcext:value-type="float">
            <text:p>306245949</text:p>
          </table:table-cell>
          <table:table-cell office:value-type="float" office:value="5986" calcext:value-type="float">
            <text:p>5986</text:p>
          </table:table-cell>
          <table:table-cell office:value-type="string" calcext:value-type="string">
            <text:p>s</text:p>
          </table:table-cell>
          <table:table-cell office:value-type="float" office:value="306251935" calcext:value-type="float">
            <text:p>306251935</text:p>
          </table:table-cell>
          <table:table-cell office:value-type="float" office:value="273" calcext:value-type="float">
            <text:p>27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huff 0.97 beta <text:s text:c="2"/>-c2</text:p>
          </table:table-cell>
          <table:table-cell office:value-type="float" office:value="34907478" calcext:value-type="float">
            <text:p>34907478</text:p>
          </table:table-cell>
          <table:table-cell office:value-type="float" office:value="308530122" calcext:value-type="float">
            <text:p>308530122</text:p>
          </table:table-cell>
          <table:table-cell office:value-type="float" office:value="63209" calcext:value-type="float">
            <text:p>63209</text:p>
          </table:table-cell>
          <table:table-cell office:value-type="string" calcext:value-type="string">
            <text:p>x</text:p>
          </table:table-cell>
          <table:table-cell office:value-type="float" office:value="308593331" calcext:value-type="float">
            <text:p>308593331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hhf</text:p>
          </table:table-cell>
          <table:table-cell office:value-type="float" office:value="34848933" calcext:value-type="float">
            <text:p>34848933</text:p>
          </table:table-cell>
          <table:table-cell office:value-type="float" office:value="308825079" calcext:value-type="float">
            <text:p>308825079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xd</text:p>
          </table:table-cell>
          <table:table-cell office:value-type="float" office:value="308849655" calcext:value-type="float">
            <text:p>308849655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Z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lug 1.27</text:p>
          </table:table-cell>
          <table:table-cell office:value-type="float" office:value="35093954" calcext:value-type="float">
            <text:p>35093954</text:p>
          </table:table-cell>
          <table:table-cell office:value-type="float" office:value="309201454" calcext:value-type="float">
            <text:p>309201454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x</text:p>
          </table:table-cell>
          <table:table-cell office:value-type="float" office:value="309208263" calcext:value-type="float">
            <text:p>30920826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LZ</text:p>
          </table:table-cell>
          <table:table-cell/>
        </table:table-row>
        <table:table-row table:style-name="ro1">
          <table:table-cell office:value-type="string" calcext:value-type="string">
            <text:p>lzuf62</text:p>
          </table:table-cell>
          <table:table-cell office:value-type="float" office:value="34960889" calcext:value-type="float">
            <text:p>34960889</text:p>
          </table:table-cell>
          <table:table-cell office:value-type="float" office:value="309837920" calcext:value-type="float">
            <text:p>309837920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xd</text:p>
          </table:table-cell>
          <table:table-cell office:value-type="float" office:value="309862496" calcext:value-type="float">
            <text:p>309862496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Z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igz 2.3 <text:s text:c="9"/>-11</text:p>
          </table:table-cell>
          <table:table-cell office:value-type="float" office:value="35002893" calcext:value-type="float">
            <text:p>35002893</text:p>
          </table:table-cell>
          <table:table-cell office:value-type="float" office:value="309812953" calcext:value-type="float">
            <text:p>309812953</text:p>
          </table:table-cell>
          <table:table-cell office:value-type="float" office:value="52717" calcext:value-type="float">
            <text:p>52717</text:p>
          </table:table-cell>
          <table:table-cell office:value-type="string" calcext:value-type="string">
            <text:p>s</text:p>
          </table:table-cell>
          <table:table-cell office:value-type="float" office:value="309865670" calcext:value-type="float">
            <text:p>309865670</text:p>
          </table:table-cell>
          <table:table-cell office:value-type="float" office:value="2237" calcext:value-type="float">
            <text:p>223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zip May 13 2006 <text:s/>/b1024</text:p>
          </table:table-cell>
          <table:table-cell office:value-type="float" office:value="35016649" calcext:value-type="float">
            <text:p>35016649</text:p>
          </table:table-cell>
          <table:table-cell office:value-type="float" office:value="310188783" calcext:value-type="float">
            <text:p>310188783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xd</text:p>
          </table:table-cell>
          <table:table-cell office:value-type="float" office:value="310217967" calcext:value-type="float">
            <text:p>310217967</text:p>
          </table:table-cell>
          <table:table-cell office:value-type="float" office:value="6063" calcext:value-type="float">
            <text:p>6063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Z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2 rev 3 pro <text:s text:c="4"/>-tst</text:p>
          </table:table-cell>
          <table:table-cell office:value-type="float" office:value="35384822" calcext:value-type="float">
            <text:p>35384822</text:p>
          </table:table-cell>
          <table:table-cell office:value-type="float" office:value="312767652" calcext:value-type="float">
            <text:p>312767652</text:p>
          </table:table-cell>
          <table:table-cell office:value-type="float" office:value="123031" calcext:value-type="float">
            <text:p>123031</text:p>
          </table:table-cell>
          <table:table-cell office:value-type="string" calcext:value-type="string">
            <text:p>x</text:p>
          </table:table-cell>
          <table:table-cell office:value-type="float" office:value="312890683" calcext:value-type="float">
            <text:p>312890683</text:p>
          </table:table-cell>
          <table:table-cell office:value-type="float" office:value="360" calcext:value-type="float">
            <text:p>36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thor 0.95 <text:s text:c="8"/>e4</text:p>
          </table:table-cell>
          <table:table-cell office:value-type="float" office:value="35795184" calcext:value-type="float">
            <text:p>35795184</text:p>
          </table:table-cell>
          <table:table-cell office:value-type="float" office:value="314092324" calcext:value-type="float">
            <text:p>314092324</text:p>
          </table:table-cell>
          <table:table-cell office:value-type="float" office:value="49925" calcext:value-type="float">
            <text:p>49925</text:p>
          </table:table-cell>
          <table:table-cell office:value-type="string" calcext:value-type="string">
            <text:p>x</text:p>
          </table:table-cell>
          <table:table-cell office:value-type="float" office:value="314142249" calcext:value-type="float">
            <text:p>314142249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etincelle a3</text:p>
          </table:table-cell>
          <table:table-cell office:value-type="float" office:value="35776971" calcext:value-type="float">
            <text:p>35776971</text:p>
          </table:table-cell>
          <table:table-cell office:value-type="float" office:value="314801710" calcext:value-type="float">
            <text:p>314801710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x</text:p>
          </table:table-cell>
          <table:table-cell office:value-type="float" office:value="314845813" calcext:value-type="float">
            <text:p>31484581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ROL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5 1.3.3 <text:s text:c="8"/>-18</text:p>
          </table:table-cell>
          <table:table-cell office:value-type="float" office:value="36514408" calcext:value-type="float">
            <text:p>36514408</text:p>
          </table:table-cell>
          <table:table-cell office:value-type="float" office:value="319510433" calcext:value-type="float">
            <text:p>319510433</text:p>
          </table:table-cell>
          <table:table-cell office:value-type="float" office:value="138210" calcext:value-type="float">
            <text:p>138210</text:p>
          </table:table-cell>
          <table:table-cell office:value-type="string" calcext:value-type="string">
            <text:p>s</text:p>
          </table:table-cell>
          <table:table-cell office:value-type="float" office:value="319648643" calcext:value-type="float">
            <text:p>319648643</text:p>
          </table:table-cell>
          <table:table-cell office:value-type="float" office:value="10578" calcext:value-type="float">
            <text:p>10578</text:p>
          </table:table-cell>
          <table:table-cell office:value-type="float" office:value="3.7" calcext:value-type="float">
            <text:p>3.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zip124hack 1.2.4 -9</text:p>
          </table:table-cell>
          <table:table-cell office:value-type="float" office:value="36273716" calcext:value-type="float">
            <text:p>36273716</text:p>
          </table:table-cell>
          <table:table-cell office:value-type="float" office:value="321050648" calcext:value-type="float">
            <text:p>321050648</text:p>
          </table:table-cell>
          <table:table-cell office:value-type="float" office:value="62653" calcext:value-type="float">
            <text:p>62653</text:p>
          </table:table-cell>
          <table:table-cell office:value-type="string" calcext:value-type="string">
            <text:p>x</text:p>
          </table:table-cell>
          <table:table-cell office:value-type="float" office:value="321113301" calcext:value-type="float">
            <text:p>32111330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doboz 0.1</text:p>
          </table:table-cell>
          <table:table-cell office:value-type="float" office:value="36367430" calcext:value-type="float">
            <text:p>36367430</text:p>
          </table:table-cell>
          <table:table-cell office:value-type="float" office:value="322415409" calcext:value-type="float">
            <text:p>322415409</text:p>
          </table:table-cell>
          <table:table-cell office:value-type="float" office:value="83591" calcext:value-type="float">
            <text:p>83591</text:p>
          </table:table-cell>
          <table:table-cell office:value-type="string" calcext:value-type="string">
            <text:p>x</text:p>
          </table:table-cell>
          <table:table-cell office:value-type="float" office:value="322499000" calcext:value-type="float">
            <text:p>322499000</text:p>
          </table:table-cell>
          <table:table-cell office:value-type="float" office:value="533" calcext:value-type="float">
            <text:p>533</text:p>
          </table:table-cell>
          <table:table-cell office:value-type="float" office:value="3.4" calcext:value-type="float">
            <text:p>3.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zip 1.3.5 <text:s text:c="7"/>-9</text:p>
          </table:table-cell>
          <table:table-cell office:value-type="float" office:value="36445248" calcext:value-type="float">
            <text:p>36445248</text:p>
          </table:table-cell>
          <table:table-cell office:value-type="float" office:value="322591995" calcext:value-type="float">
            <text:p>322591995</text:p>
          </table:table-cell>
          <table:table-cell office:value-type="float" office:value="38801" calcext:value-type="float">
            <text:p>38801</text:p>
          </table:table-cell>
          <table:table-cell office:value-type="string" calcext:value-type="string">
            <text:p>x</text:p>
          </table:table-cell>
          <table:table-cell office:value-type="float" office:value="322630796" calcext:value-type="float">
            <text:p>322630796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Info-ZIP 2.3.1 <text:s text:c="3"/>-9</text:p>
          </table:table-cell>
          <table:table-cell office:value-type="float" office:value="36445373" calcext:value-type="float">
            <text:p>36445373</text:p>
          </table:table-cell>
          <table:table-cell office:value-type="float" office:value="322592120" calcext:value-type="float">
            <text:p>322592120</text:p>
          </table:table-cell>
          <table:table-cell office:value-type="float" office:value="57583" calcext:value-type="float">
            <text:p>57583</text:p>
          </table:table-cell>
          <table:table-cell office:value-type="string" calcext:value-type="string">
            <text:p>x</text:p>
          </table:table-cell>
          <table:table-cell office:value-type="float" office:value="322649703" calcext:value-type="float">
            <text:p>322649703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kzip 2.0.4 <text:s text:c="6"/>-ex</text:p>
          </table:table-cell>
          <table:table-cell office:value-type="float" office:value="36556552" calcext:value-type="float">
            <text:p>36556552</text:p>
          </table:table-cell>
          <table:table-cell office:value-type="float" office:value="323403526" calcext:value-type="float">
            <text:p>323403526</text:p>
          </table:table-cell>
          <table:table-cell office:value-type="float" office:value="29184" calcext:value-type="float">
            <text:p>29184</text:p>
          </table:table-cell>
          <table:table-cell office:value-type="string" calcext:value-type="string">
            <text:p>xd</text:p>
          </table:table-cell>
          <table:table-cell office:value-type="float" office:value="323432710" calcext:value-type="float">
            <text:p>323432710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jar (Java) 0.98-gcc <text:s/>cvfM</text:p>
          </table:table-cell>
          <table:table-cell office:value-type="float" office:value="36520144" calcext:value-type="float">
            <text:p>36520144</text:p>
          </table:table-cell>
          <table:table-cell office:value-type="float" office:value="323747582" calcext:value-type="float">
            <text:p>323747582</text:p>
          </table:table-cell>
          <table:table-cell office:value-type="float" office:value="19054" calcext:value-type="float">
            <text:p>19054</text:p>
          </table:table-cell>
          <table:table-cell office:value-type="string" calcext:value-type="string">
            <text:p>x</text:p>
          </table:table-cell>
          <table:table-cell office:value-type="float" office:value="323766636" calcext:value-type="float">
            <text:p>323766636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eaZip <text:s text:c="11"/>better no integrity check</text:p>
          </table:table-cell>
          <table:table-cell office:value-type="float" office:value="36580548" calcext:value-type="float">
            <text:p>36580548</text:p>
          </table:table-cell>
          <table:table-cell office:value-type="float" office:value="323884274" calcext:value-type="float">
            <text:p>323884274</text:p>
          </table:table-cell>
          <table:table-cell office:value-type="float" office:value="561079" calcext:value-type="float">
            <text:p>561079</text:p>
          </table:table-cell>
          <table:table-cell office:value-type="string" calcext:value-type="string">
            <text:p>x</text:p>
          </table:table-cell>
          <table:table-cell office:value-type="float" office:value="324445353" calcext:value-type="float">
            <text:p>324445353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Z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j 3.10 <text:s text:c="9"/>-m1</text:p>
          </table:table-cell>
          <table:table-cell office:value-type="float" office:value="37091317" calcext:value-type="float">
            <text:p>37091317</text:p>
          </table:table-cell>
          <table:table-cell office:value-type="float" office:value="328553982" calcext:value-type="float">
            <text:p>328553982</text:p>
          </table:table-cell>
          <table:table-cell office:value-type="float" office:value="143956" calcext:value-type="float">
            <text:p>143956</text:p>
          </table:table-cell>
          <table:table-cell office:value-type="string" calcext:value-type="string">
            <text:p>x</text:p>
          </table:table-cell>
          <table:table-cell office:value-type="float" office:value="328697938" calcext:value-type="float">
            <text:p>328697938</text:p>
          </table:table-cell>
          <table:table-cell office:value-type="float" office:value="262" calcext:value-type="float">
            <text:p>26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gt3a</text:p>
          </table:table-cell>
          <table:table-cell office:value-type="float" office:value="37444440" calcext:value-type="float">
            <text:p>37444440</text:p>
          </table:table-cell>
          <table:table-cell office:value-type="float" office:value="334405713" calcext:value-type="float">
            <text:p>334405713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xd</text:p>
          </table:table-cell>
          <table:table-cell office:value-type="float" office:value="334410100" calcext:value-type="float">
            <text:p>334410100</text:p>
          </table:table-cell>
          <table:table-cell office:value-type="float" office:value="1581" calcext:value-type="float">
            <text:p>1581</text:p>
          </table:table-cell>
          <table:table-cell office:value-type="float" office:value="2886" calcext:value-type="float">
            <text:p>2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ucrunch <text:s text:c="9"/>-d -c0</text:p>
          </table:table-cell>
          <table:table-cell office:value-type="float" office:value="39199165" calcext:value-type="float">
            <text:p>39199165</text:p>
          </table:table-cell>
          <table:table-cell office:value-type="float" office:value="350265471" calcext:value-type="float">
            <text:p>350265471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s</text:p>
          </table:table-cell>
          <table:table-cell office:value-type="float" office:value="350299830" calcext:value-type="float">
            <text:p>350299830</text:p>
          </table:table-cell>
          <table:table-cell office:value-type="float" office:value="2649" calcext:value-type="float">
            <text:p>2649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packARC v0.7RC11 <text:s/>-sfx -np</text:p>
          </table:table-cell>
          <table:table-cell office:value-type="float" office:value="38375065" calcext:value-type="float">
            <text:p>38375065</text:p>
          </table:table-cell>
          <table:table-cell office:value-type="float" office:value="361905425" calcext:value-type="float">
            <text:p>361905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</text:p>
          </table:table-cell>
          <table:table-cell office:value-type="float" office:value="361905425" calcext:value-type="float">
            <text:p>361905425</text:p>
          </table:table-cell>
          <table:table-cell office:value-type="float" office:value="1359" calcext:value-type="float">
            <text:p>1359</text:p>
          </table:table-cell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38215763" calcext:value-type="float">
            <text:p>38215763</text:p>
          </table:table-cell>
          <table:table-cell office:value-type="float" office:value="362677440" calcext:value-type="float">
            <text:p>362677440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s</text:p>
          </table:table-cell>
          <table:table-cell office:value-type="float" office:value="362681720" calcext:value-type="float">
            <text:p>362681720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op v1.01 <text:s text:c="7"/>-9</text:p>
          </table:table-cell>
          <table:table-cell office:value-type="float" office:value="41217688" calcext:value-type="float">
            <text:p>41217688</text:p>
          </table:table-cell>
          <table:table-cell office:value-type="float" office:value="366349786" calcext:value-type="float">
            <text:p>366349786</text:p>
          </table:table-cell>
          <table:table-cell office:value-type="float" office:value="54438" calcext:value-type="float">
            <text:p>54438</text:p>
          </table:table-cell>
          <table:table-cell office:value-type="string" calcext:value-type="string">
            <text:p>x</text:p>
          </table:table-cell>
          <table:table-cell office:value-type="float" office:value="366404224" calcext:value-type="float">
            <text:p>366404224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lzw 0.2</text:p>
          </table:table-cell>
          <table:table-cell office:value-type="float" office:value="41960994" calcext:value-type="float">
            <text:p>41960994</text:p>
          </table:table-cell>
          <table:table-cell office:value-type="float" office:value="367633910" calcext:value-type="float">
            <text:p>36763391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</text:p>
          </table:table-cell>
          <table:table-cell office:value-type="float" office:value="367634581" calcext:value-type="float">
            <text:p>367634581</text:p>
          </table:table-cell>
          <table:table-cell office:value-type="float" office:value="3597" calcext:value-type="float">
            <text:p>359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ZW</text:p>
          </table:table-cell>
          <table:table-cell/>
        </table:table-row>
        <table:table-row table:style-name="ro1">
          <table:table-cell office:value-type="string" calcext:value-type="string">
            <text:p>MTCompressor v1.0</text:p>
          </table:table-cell>
          <table:table-cell office:value-type="float" office:value="41295546" calcext:value-type="float">
            <text:p>41295546</text:p>
          </table:table-cell>
          <table:table-cell office:value-type="float" office:value="370152396" calcext:value-type="float">
            <text:p>370152396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x</text:p>
          </table:table-cell>
          <table:table-cell office:value-type="float" office:value="370156016" calcext:value-type="float">
            <text:p>370156016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4x 1.02 <text:s text:c="8"/>c4</text:p>
          </table:table-cell>
          <table:table-cell office:value-type="float" office:value="41950112" calcext:value-type="float">
            <text:p>41950112</text:p>
          </table:table-cell>
          <table:table-cell office:value-type="float" office:value="372068437" calcext:value-type="float">
            <text:p>372068437</text:p>
          </table:table-cell>
          <table:table-cell office:value-type="float" office:value="48609" calcext:value-type="float">
            <text:p>48609</text:p>
          </table:table-cell>
          <table:table-cell office:value-type="string" calcext:value-type="string">
            <text:p>x</text:p>
          </table:table-cell>
          <table:table-cell office:value-type="float" office:value="372117046" calcext:value-type="float">
            <text:p>372117046</text:p>
          </table:table-cell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.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Z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rbc2z</text:p>
          </table:table-cell>
          <table:table-cell office:value-type="float" office:value="38756037" calcext:value-type="float">
            <text:p>38756037</text:p>
          </table:table-cell>
          <table:table-cell office:value-type="float" office:value="379054068" calcext:value-type="float">
            <text:p>379054068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sd</text:p>
          </table:table-cell>
          <table:table-cell office:value-type="float" office:value="379060323" calcext:value-type="float">
            <text:p>379060323</text:p>
          </table:table-cell>
          <table:table-cell office:value-type="float" office:value="2659" calcext:value-type="float">
            <text:p>2659</text:p>
          </table:table-cell>
          <table:table-cell office:value-type="float" office:value="2674" calcext:value-type="float">
            <text:p>267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lz4 v1.2 <text:s text:c="9"/>-c2</text:p>
          </table:table-cell>
          <table:table-cell office:value-type="float" office:value="42870164" calcext:value-type="float">
            <text:p>42870164</text:p>
          </table:table-cell>
          <table:table-cell office:value-type="float" office:value="379999522" calcext:value-type="float">
            <text:p>379999522</text:p>
          </table:table-cell>
          <table:table-cell office:value-type="float" office:value="49128" calcext:value-type="float">
            <text:p>49128</text:p>
          </table:table-cell>
          <table:table-cell office:value-type="string" calcext:value-type="string">
            <text:p>x</text:p>
          </table:table-cell>
          <table:table-cell office:value-type="float" office:value="380048650" calcext:value-type="float">
            <text:p>38004865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ss 0.02 <text:s text:c="8"/>cx</text:p>
          </table:table-cell>
          <table:table-cell office:value-type="float" office:value="42874387" calcext:value-type="float">
            <text:p>42874387</text:p>
          </table:table-cell>
          <table:table-cell office:value-type="float" office:value="380192378" calcext:value-type="float">
            <text:p>380192378</text:p>
          </table:table-cell>
          <table:table-cell office:value-type="float" office:value="48114" calcext:value-type="float">
            <text:p>48114</text:p>
          </table:table-cell>
          <table:table-cell office:value-type="string" calcext:value-type="string">
            <text:p>x</text:p>
          </table:table-cell>
          <table:table-cell office:value-type="float" office:value="380240492" calcext:value-type="float">
            <text:p>380240492</text:p>
          </table:table-cell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ZS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xdelta 3.0u <text:s text:c="6"/>-9</text:p>
          </table:table-cell>
          <table:table-cell office:value-type="float" office:value="44288463" calcext:value-type="float">
            <text:p>44288463</text:p>
          </table:table-cell>
          <table:table-cell office:value-type="float" office:value="389302725" calcext:value-type="float">
            <text:p>389302725</text:p>
          </table:table-cell>
          <table:table-cell office:value-type="float" office:value="107985" calcext:value-type="float">
            <text:p>107985</text:p>
          </table:table-cell>
          <table:table-cell office:value-type="string" calcext:value-type="string">
            <text:p>x</text:p>
          </table:table-cell>
          <table:table-cell office:value-type="float" office:value="389410710" calcext:value-type="float">
            <text:p>389410710</text:p>
          </table:table-cell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brieflz 1.1.0</text:p>
          </table:table-cell>
          <table:table-cell office:value-type="float" office:value="43300800" calcext:value-type="float">
            <text:p>43300800</text:p>
          </table:table-cell>
          <table:table-cell office:value-type="float" office:value="390122722" calcext:value-type="float">
            <text:p>390122722</text:p>
          </table:table-cell>
          <table:table-cell office:value-type="float" office:value="14907" calcext:value-type="float">
            <text:p>14907</text:p>
          </table:table-cell>
          <table:table-cell office:value-type="string" calcext:value-type="string">
            <text:p>s</text:p>
          </table:table-cell>
          <table:table-cell office:value-type="float" office:value="390137629" calcext:value-type="float">
            <text:p>390137629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tari 0.2</text:p>
          </table:table-cell>
          <table:table-cell office:value-type="float" office:value="41655528" calcext:value-type="float">
            <text:p>41655528</text:p>
          </table:table-cell>
          <table:table-cell office:value-type="float" office:value="397232608" calcext:value-type="float">
            <text:p>397232608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s</text:p>
          </table:table-cell>
          <table:table-cell office:value-type="float" office:value="397236764" calcext:value-type="float">
            <text:p>39723676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f 1.02 <text:s text:c="9"/>cx</text:p>
          </table:table-cell>
          <table:table-cell office:value-type="float" office:value="45198298" calcext:value-type="float">
            <text:p>45198298</text:p>
          </table:table-cell>
          <table:table-cell office:value-type="float" office:value="406805983" calcext:value-type="float">
            <text:p>406805983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x</text:p>
          </table:table-cell>
          <table:table-cell office:value-type="float" office:value="406854342" calcext:value-type="float">
            <text:p>40685434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Z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ank 1.1 <text:s text:c="8"/>-C8</text:p>
          </table:table-cell>
          <table:table-cell office:value-type="float" office:value="43091439" calcext:value-type="float">
            <text:p>43091439</text:p>
          </table:table-cell>
          <table:table-cell office:value-type="float" office:value="409217739" calcext:value-type="float">
            <text:p>409217739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x</text:p>
          </table:table-cell>
          <table:table-cell office:value-type="float" office:value="409224285" calcext:value-type="float">
            <text:p>40922428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QuickLZ 1.30b <text:s text:c="4"/>(quick3)</text:p>
          </table:table-cell>
          <table:table-cell office:value-type="float" office:value="46378438" calcext:value-type="float">
            <text:p>46378438</text:p>
          </table:table-cell>
          <table:table-cell office:value-type="float" office:value="410633262" calcext:value-type="float">
            <text:p>410633262</text:p>
          </table:table-cell>
          <table:table-cell office:value-type="float" office:value="44202" calcext:value-type="float">
            <text:p>44202</text:p>
          </table:table-cell>
          <table:table-cell office:value-type="string" calcext:value-type="string">
            <text:p>x</text:p>
          </table:table-cell>
          <table:table-cell office:value-type="float" office:value="410677464" calcext:value-type="float">
            <text:p>41067746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tz 0.7.2 <text:s text:c="8"/>-c2</text:p>
          </table:table-cell>
          <table:table-cell office:value-type="float" office:value="47192312" calcext:value-type="float">
            <text:p>47192312</text:p>
          </table:table-cell>
          <table:table-cell office:value-type="float" office:value="416524596" calcext:value-type="float">
            <text:p>416524596</text:p>
          </table:table-cell>
          <table:table-cell office:value-type="float" office:value="41941" calcext:value-type="float">
            <text:p>41941</text:p>
          </table:table-cell>
          <table:table-cell office:value-type="string" calcext:value-type="string">
            <text:p>x</text:p>
          </table:table-cell>
          <table:table-cell office:value-type="float" office:value="416566537" calcext:value-type="float">
            <text:p>41656653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ress 4.3d</text:p>
          </table:table-cell>
          <table:table-cell office:value-type="float" office:value="45763941" calcext:value-type="float">
            <text:p>45763941</text:p>
          </table:table-cell>
          <table:table-cell office:value-type="float" office:value="424588663" calcext:value-type="float">
            <text:p>424588663</text:p>
          </table:table-cell>
          <table:table-cell office:value-type="float" office:value="16473" calcext:value-type="float">
            <text:p>16473</text:p>
          </table:table-cell>
          <table:table-cell office:value-type="string" calcext:value-type="string">
            <text:p>x</text:p>
          </table:table-cell>
          <table:table-cell office:value-type="float" office:value="424605136" calcext:value-type="float">
            <text:p>42460513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ZW</text:p>
          </table:table-cell>
          <table:table-cell/>
        </table:table-row>
        <table:table-row table:style-name="ro1">
          <table:table-cell office:value-type="string" calcext:value-type="string">
            <text:p>lzrw3-a</text:p>
          </table:table-cell>
          <table:table-cell office:value-type="float" office:value="48009194" calcext:value-type="float">
            <text:p>48009194</text:p>
          </table:table-cell>
          <table:table-cell office:value-type="float" office:value="438253704" calcext:value-type="float">
            <text:p>438253704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x</text:p>
          </table:table-cell>
          <table:table-cell office:value-type="float" office:value="438258454" calcext:value-type="float">
            <text:p>43825845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fcm1</text:p>
          </table:table-cell>
          <table:table-cell office:value-type="float" office:value="45402225" calcext:value-type="float">
            <text:p>45402225</text:p>
          </table:table-cell>
          <table:table-cell office:value-type="float" office:value="447305681" calcext:value-type="float">
            <text:p>44730568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</text:p>
          </table:table-cell>
          <table:table-cell office:value-type="float" office:value="447306797" calcext:value-type="float">
            <text:p>447306797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</text:p>
          </table:table-cell>
          <table:table-cell/>
        </table:table-row>
        <table:table-row table:style-name="ro1">
          <table:table-cell office:value-type="string" calcext:value-type="string">
            <text:p>runcoder1</text:p>
          </table:table-cell>
          <table:table-cell office:value-type="float" office:value="46883939" calcext:value-type="float">
            <text:p>46883939</text:p>
          </table:table-cell>
          <table:table-cell office:value-type="float" office:value="458125932" calcext:value-type="float">
            <text:p>458125932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s</text:p>
          </table:table-cell>
          <table:table-cell office:value-type="float" office:value="458131420" calcext:value-type="float">
            <text:p>458131420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ta-shrinker 23Mar2012</text:p>
          </table:table-cell>
          <table:table-cell office:value-type="float" office:value="51658517" calcext:value-type="float">
            <text:p>51658517</text:p>
          </table:table-cell>
          <table:table-cell office:value-type="float" office:value="459825318" calcext:value-type="float">
            <text:p>459825318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s</text:p>
          </table:table-cell>
          <table:table-cell office:value-type="float" office:value="459829024" calcext:value-type="float">
            <text:p>4598290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wc_bitwise 0.7</text:p>
          </table:table-cell>
          <table:table-cell office:value-type="float" office:value="46639414" calcext:value-type="float">
            <text:p>46639414</text:p>
          </table:table-cell>
          <table:table-cell office:value-type="float" office:value="463884550" calcext:value-type="float">
            <text:p>463884550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x</text:p>
          </table:table-cell>
          <table:table-cell office:value-type="float" office:value="463888733" calcext:value-type="float">
            <text:p>463888733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ZW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xdupe 0.3.3</text:p>
          </table:table-cell>
          <table:table-cell office:value-type="float" office:value="53717422" calcext:value-type="float">
            <text:p>53717422</text:p>
          </table:table-cell>
          <table:table-cell office:value-type="float" office:value="478788378" calcext:value-type="float">
            <text:p>478788378</text:p>
          </table:table-cell>
          <table:table-cell office:value-type="float" office:value="1092986" calcext:value-type="float">
            <text:p>1092986</text:p>
          </table:table-cell>
          <table:table-cell office:value-type="string" calcext:value-type="string">
            <text:p>x</text:p>
          </table:table-cell>
          <table:table-cell office:value-type="float" office:value="479881364" calcext:value-type="float">
            <text:p>4798813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v 0.1.0</text:p>
          </table:table-cell>
          <table:table-cell office:value-type="float" office:value="54950847" calcext:value-type="float">
            <text:p>54950847</text:p>
          </table:table-cell>
          <table:table-cell office:value-type="float" office:value="488436027" calcext:value-type="float">
            <text:p>488436027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x</text:p>
          </table:table-cell>
          <table:table-cell office:value-type="float" office:value="488446412" calcext:value-type="float">
            <text:p>488446412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Z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astLZ Jun 12 2007</text:p>
          </table:table-cell>
          <table:table-cell office:value-type="float" office:value="54658924" calcext:value-type="float">
            <text:p>54658924</text:p>
          </table:table-cell>
          <table:table-cell office:value-type="float" office:value="493066558" calcext:value-type="float">
            <text:p>493066558</text:p>
          </table:table-cell>
          <table:table-cell office:value-type="float" office:value="7065" calcext:value-type="float">
            <text:p>7065</text:p>
          </table:table-cell>
          <table:table-cell office:value-type="string" calcext:value-type="string">
            <text:p>xd</text:p>
          </table:table-cell>
          <table:table-cell office:value-type="float" office:value="493073623" calcext:value-type="float">
            <text:p>4930736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sharc 0.9.11b <text:s text:c="4"/>-c2</text:p>
          </table:table-cell>
          <table:table-cell office:value-type="float" office:value="53175042" calcext:value-type="float">
            <text:p>53175042</text:p>
          </table:table-cell>
          <table:table-cell office:value-type="float" office:value="494421068" calcext:value-type="float">
            <text:p>494421068</text:p>
          </table:table-cell>
          <table:table-cell office:value-type="float" office:value="81001" calcext:value-type="float">
            <text:p>81001</text:p>
          </table:table-cell>
          <table:table-cell office:value-type="string" calcext:value-type="string">
            <text:p>s</text:p>
          </table:table-cell>
          <table:table-cell office:value-type="float" office:value="494502069" calcext:value-type="float">
            <text:p>49450206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lzp v1</text:p>
          </table:table-cell>
          <table:table-cell office:value-type="float" office:value="57366279" calcext:value-type="float">
            <text:p>57366279</text:p>
          </table:table-cell>
          <table:table-cell office:value-type="float" office:value="497535428" calcext:value-type="float">
            <text:p>497535428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s</text:p>
          </table:table-cell>
          <table:table-cell office:value-type="float" office:value="497539370" calcext:value-type="float">
            <text:p>49753937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ZP</text:p>
          </table:table-cell>
          <table:table-cell/>
        </table:table-row>
        <table:table-row table:style-name="ro1">
          <table:table-cell office:value-type="string" calcext:value-type="string">
            <text:p>alba 0.5.1 <text:s text:c="7"/>cd</text:p>
          </table:table-cell>
          <table:table-cell office:value-type="float" office:value="52728620" calcext:value-type="float">
            <text:p>52728620</text:p>
          </table:table-cell>
          <table:table-cell office:value-type="float" office:value="515760096" calcext:value-type="float">
            <text:p>515760096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s</text:p>
          </table:table-cell>
          <table:table-cell office:value-type="float" office:value="515764966" calcext:value-type="float">
            <text:p>51576496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pgt6</text:p>
          </table:table-cell>
          <table:table-cell office:value-type="float" office:value="56113248" calcext:value-type="float">
            <text:p>56113248</text:p>
          </table:table-cell>
          <table:table-cell office:value-type="float" office:value="522877083" calcext:value-type="float">
            <text:p>522877083</text:p>
          </table:table-cell>
          <table:table-cell office:value-type="float" office:value="27136" calcext:value-type="float">
            <text:p>27136</text:p>
          </table:table-cell>
          <table:table-cell office:value-type="string" calcext:value-type="string">
            <text:p>x</text:p>
          </table:table-cell>
          <table:table-cell office:value-type="float" office:value="522904219" calcext:value-type="float">
            <text:p>5229042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appy 1.0.1</text:p>
          </table:table-cell>
          <table:table-cell office:value-type="float" office:value="58350605" calcext:value-type="float">
            <text:p>58350605</text:p>
          </table:table-cell>
          <table:table-cell office:value-type="float" office:value="527772054" calcext:value-type="float">
            <text:p>527772054</text:p>
          </table:table-cell>
          <table:table-cell office:value-type="float" office:value="23844" calcext:value-type="float">
            <text:p>23844</text:p>
          </table:table-cell>
          <table:table-cell office:value-type="string" calcext:value-type="string">
            <text:p>s</text:p>
          </table:table-cell>
          <table:table-cell office:value-type="float" office:value="527795898" calcext:value-type="float">
            <text:p>52779589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e <text:s text:c="14"/>5000 4096 200 3</text:p>
          </table:table-cell>
          <table:table-cell office:value-type="float" office:value="53906667" calcext:value-type="float">
            <text:p>53906667</text:p>
          </table:table-cell>
          <table:table-cell office:value-type="float" office:value="532250688" calcext:value-type="float">
            <text:p>53225068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sd</text:p>
          </table:table-cell>
          <table:table-cell office:value-type="float" office:value="532251725" calcext:value-type="float">
            <text:p>532251725</text:p>
          </table:table-cell>
          <table:table-cell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wc</text:p>
          </table:table-cell>
          <table:table-cell office:value-type="float" office:value="54097740" calcext:value-type="float">
            <text:p>54097740</text:p>
          </table:table-cell>
          <table:table-cell office:value-type="float" office:value="532622518" calcext:value-type="float">
            <text:p>532622518</text:p>
          </table:table-cell>
          <table:table-cell office:value-type="float" office:value="15186" calcext:value-type="float">
            <text:p>15186</text:p>
          </table:table-cell>
          <table:table-cell office:value-type="string" calcext:value-type="string">
            <text:p>x</text:p>
          </table:table-cell>
          <table:table-cell office:value-type="float" office:value="532637704" calcext:value-type="float">
            <text:p>532637704</text:p>
          </table:table-cell>
          <table:table-cell office:value-type="float" office:value="438" calcext:value-type="float">
            <text:p>438</text:p>
          </table:table-cell>
          <table:table-cell office:value-type="float" office:value="145" calcext:value-type="float">
            <text:p>14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e2 v3</text:p>
          </table:table-cell>
          <table:table-cell office:value-type="float" office:value="55289197" calcext:value-type="float">
            <text:p>55289197</text:p>
          </table:table-cell>
          <table:table-cell office:value-type="float" office:value="542748980" calcext:value-type="float">
            <text:p>542748980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</text:p>
          </table:table-cell>
          <table:table-cell office:value-type="float" office:value="542751959" calcext:value-type="float">
            <text:p>542751959</text:p>
          </table:table-cell>
          <table:table-cell office:value-type="float" office:value="518" calcext:value-type="float">
            <text:p>518</text:p>
          </table:table-cell>
          <table:table-cell office:value-type="float" office:value="132" calcext:value-type="float">
            <text:p>1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paq0f2</text:p>
          </table:table-cell>
          <table:table-cell office:value-type="float" office:value="56916872" calcext:value-type="float">
            <text:p>56916872</text:p>
          </table:table-cell>
          <table:table-cell office:value-type="float" office:value="558645708" calcext:value-type="float">
            <text:p>558645708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x</text:p>
          </table:table-cell>
          <table:table-cell office:value-type="float" office:value="558648769" calcext:value-type="float">
            <text:p>558648769</text:p>
          </table:table-cell>
          <table:table-cell office:value-type="float" office:value="222" calcext:value-type="float">
            <text:p>222</text:p>
          </table:table-cell>
          <table:table-cell office:value-type="float" office:value="207" calcext:value-type="float">
            <text:p>20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61657971" calcext:value-type="float">
            <text:p>61657971</text:p>
          </table:table-cell>
          <table:table-cell office:value-type="float" office:value="579352307" calcext:value-type="float">
            <text:p>579352307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</text:p>
          </table:table-cell>
          <table:table-cell office:value-type="float" office:value="579353779" calcext:value-type="float">
            <text:p>579353779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ksc <text:s text:c="14"/>4</text:p>
          </table:table-cell>
          <table:table-cell office:value-type="float" office:value="59511259" calcext:value-type="float">
            <text:p>59511259</text:p>
          </table:table-cell>
          <table:table-cell office:value-type="float" office:value="580557413" calcext:value-type="float">
            <text:p>580557413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x</text:p>
          </table:table-cell>
          <table:table-cell office:value-type="float" office:value="580570920" calcext:value-type="float">
            <text:p>580570920</text:p>
          </table:table-cell>
          <table:table-cell office:value-type="float" office:value="40050" calcext:value-type="float">
            <text:p>40050</text:p>
          </table:table-cell>
          <table:table-cell office:value-type="float" office:value="7917" calcext:value-type="float">
            <text:p>791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zbw1 0.8</text:p>
          </table:table-cell>
          <table:table-cell office:value-type="float" office:value="67620436" calcext:value-type="float">
            <text:p>67620436</text:p>
          </table:table-cell>
          <table:table-cell office:value-type="float" office:value="590235688" calcext:value-type="float">
            <text:p>590235688</text:p>
          </table:table-cell>
          <table:table-cell office:value-type="float" office:value="21751" calcext:value-type="float">
            <text:p>21751</text:p>
          </table:table-cell>
          <table:table-cell office:value-type="string" calcext:value-type="string">
            <text:p>x</text:p>
          </table:table-cell>
          <table:table-cell office:value-type="float" office:value="590257439" calcext:value-type="float">
            <text:p>5902574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zp2 0.7c</text:p>
          </table:table-cell>
          <table:table-cell office:value-type="float" office:value="67909076" calcext:value-type="float">
            <text:p>67909076</text:p>
          </table:table-cell>
          <table:table-cell office:value-type="float" office:value="598076882" calcext:value-type="float">
            <text:p>598076882</text:p>
          </table:table-cell>
          <table:table-cell office:value-type="float" office:value="40819" calcext:value-type="float">
            <text:p>40819</text:p>
          </table:table-cell>
          <table:table-cell office:value-type="string" calcext:value-type="string">
            <text:p>x</text:p>
          </table:table-cell>
          <table:table-cell office:value-type="float" office:value="598117701" calcext:value-type="float">
            <text:p>5981177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TFS <text:s text:c="13"/>LZNT1</text:p>
          </table:table-cell>
          <table:table-cell office:value-type="float" office:value="76955648" calcext:value-type="float">
            <text:p>76955648</text:p>
          </table:table-cell>
          <table:table-cell office:value-type="float" office:value="636870656" calcext:value-type="float">
            <text:p>636870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6870656" calcext:value-type="float">
            <text:p>6368706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Z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indlet_fs</text:p>
          </table:table-cell>
          <table:table-cell office:value-type="float" office:value="62890267" calcext:value-type="float">
            <text:p>62890267</text:p>
          </table:table-cell>
          <table:table-cell office:value-type="float" office:value="637390277" calcext:value-type="float">
            <text:p>637390277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xd</text:p>
          </table:table-cell>
          <table:table-cell office:value-type="float" office:value="637391552" calcext:value-type="float">
            <text:p>637391552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arb255</text:p>
          </table:table-cell>
          <table:table-cell office:value-type="float" office:value="63501996" calcext:value-type="float">
            <text:p>63501996</text:p>
          </table:table-cell>
          <table:table-cell office:value-type="float" office:value="644561595" calcext:value-type="float">
            <text:p>644561595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sd</text:p>
          </table:table-cell>
          <table:table-cell office:value-type="float" office:value="644566466" calcext:value-type="float">
            <text:p>644566466</text:p>
          </table:table-cell>
          <table:table-cell office:value-type="float" office:value="2551" calcext:value-type="float">
            <text:p>2551</text:p>
          </table:table-cell>
          <table:table-cell office:value-type="float" office:value="2574" calcext:value-type="float">
            <text:p>257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compact</text:p>
          </table:table-cell>
          <table:table-cell office:value-type="float" office:value="63862371" calcext:value-type="float">
            <text:p>63862371</text:p>
          </table:table-cell>
          <table:table-cell office:value-type="float" office:value="648370029" calcext:value-type="float">
            <text:p>648370029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d</text:p>
          </table:table-cell>
          <table:table-cell office:value-type="float" office:value="648373629" calcext:value-type="float">
            <text:p>648373629</text:p>
          </table:table-cell>
          <table:table-cell office:value-type="float" office:value="216" calcext:value-type="float">
            <text:p>216</text:p>
          </table:table-cell>
          <table:table-cell office:value-type="float" office:value="164" calcext:value-type="float">
            <text:p>16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0</text:p>
          </table:table-cell>
          <table:table-cell/>
        </table:table-row>
        <table:table-row table:style-name="ro1">
          <table:table-cell office:value-type="string" calcext:value-type="string">
            <text:p>TinyLZP 0.1</text:p>
          </table:table-cell>
          <table:table-cell office:value-type="float" office:value="79220546" calcext:value-type="float">
            <text:p>79220546</text:p>
          </table:table-cell>
          <table:table-cell office:value-type="float" office:value="694274932" calcext:value-type="float">
            <text:p>694274932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s</text:p>
          </table:table-cell>
          <table:table-cell office:value-type="float" office:value="694277743" calcext:value-type="float">
            <text:p>69427774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Z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float" office:value="71154788" calcext:value-type="float">
            <text:p>71154788</text:p>
          </table:table-cell>
          <table:table-cell office:value-type="float" office:value="695562502" calcext:value-type="float">
            <text:p>6955625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xd</text:p>
          </table:table-cell>
          <table:table-cell office:value-type="float" office:value="695562709" calcext:value-type="float">
            <text:p>695562709</text:p>
          </table:table-cell>
          <table:table-cell office:value-type="float" office:value="10517" calcext:value-type="float">
            <text:p>10517</text:p>
          </table:table-cell>
          <table:table-cell office:value-type="float" office:value="10414" calcext:value-type="float">
            <text:p>1041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TF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rf <text:s text:c="13"/>(2 passes)</text:p>
          </table:table-cell>
          <table:table-cell office:value-type="float" office:value="76074327" calcext:value-type="float">
            <text:p>76074327</text:p>
          </table:table-cell>
          <table:table-cell office:value-type="float" office:value="758482743" calcext:value-type="float">
            <text:p>758482743</text:p>
          </table:table-cell>
          <table:table-cell office:value-type="float" office:value="983782" calcext:value-type="float">
            <text:p>983782</text:p>
          </table:table-cell>
          <table:table-cell office:value-type="string" calcext:value-type="string">
            <text:p>s</text:p>
          </table:table-cell>
          <table:table-cell office:value-type="float" office:value="759466525" calcext:value-type="float">
            <text:p>759466525</text:p>
          </table:table-cell>
          <table:table-cell office:value-type="float" office:value="756" calcext:value-type="float">
            <text:p>75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77</text:p>
          </table:table-cell>
          <table:table-cell/>
        </table:table-row>
        <table:table-row table:style-name="ro1">
          <table:table-cell office:value-type="string" calcext:value-type="string">
            <text:p>arb2x v20060602</text:p>
          </table:table-cell>
          <table:table-cell office:value-type="float" office:value="99642909" calcext:value-type="float">
            <text:p>99642909</text:p>
          </table:table-cell>
          <table:table-cell office:value-type="float" office:value="995674993" calcext:value-type="float">
            <text:p>995674993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sd</text:p>
          </table:table-cell>
          <table:table-cell office:value-type="float" office:value="995678426" calcext:value-type="float">
            <text:p>995678426</text:p>
          </table:table-cell>
          <table:table-cell office:value-type="float" office:value="2616" calcext:value-type="float">
            <text:p>2616</text:p>
          </table:table-cell>
          <table:table-cell office:value-type="float" office:value="2464" calcext:value-type="float">
            <text:p>246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0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1T12:16:29.502994538</dc:date>
    <meta:editing-duration>PT4M54S</meta:editing-duration>
    <meta:editing-cycles>2</meta:editing-cycles>
    <meta:generator>LibreOffice/7.4.7.2$Linux_X86_64 LibreOffice_project/40$Build-2</meta:generator>
    <meta:document-statistic meta:table-count="1" meta:cell-count="2191" meta:object-count="0"/>
  </office:meta>
</office:document-meta>
</file>